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3" svg:font-family="'Liberation San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width="0.03cm" svg:stroke-color="#000000" draw:marker-start-width="0.245cm" draw:marker-end-width="0.245cm" draw:fill="none" draw:fill-color="#ffffff" draw:textarea-horizontal-align="left" draw:auto-grow-height="true" draw:auto-grow-width="true" fo:min-height="0cm" fo:min-width="0cm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3cm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3" style:family="graphic" style:parent-style-name="standard">
      <style:graphic-properties draw:stroke="none" draw:fill="none" fo:min-height="9.073cm"/>
    </style:style>
    <style:style style:name="gr14" style:family="graphic" style:parent-style-name="standard">
      <style:graphic-properties svg:stroke-width="0.03cm" svg:stroke-color="#000000" draw:marker-start-width="0.245cm" draw:marker-end-width="0.245cm" draw:fill="solid" draw:fill-color="#66ffff" draw:textarea-horizontal-align="justify" draw:textarea-vertical-align="middle" draw:auto-grow-height="false" fo:padding-top="0.14cm" fo:padding-bottom="0.14cm" fo:padding-left="0.265cm" fo:padding-right="0.265cm"/>
    </style:style>
    <style:style style:name="gr15" style:family="graphic" style:parent-style-name="standard">
      <style:graphic-properties svg:stroke-width="0.03cm" svg:stroke-color="#000000" draw:marker-start-width="0.245cm" draw:marker-end-width="0.245cm" draw:fill="solid" draw:fill-color="#ff99ff" draw:textarea-horizontal-align="justify" draw:textarea-vertical-align="middle" draw:auto-grow-height="false" fo:padding-top="0.14cm" fo:padding-bottom="0.14cm" fo:padding-left="0.265cm" fo:padding-right="0.265cm"/>
    </style:style>
    <style:style style:name="gr16" style:family="graphic" style:parent-style-name="standard">
      <style:graphic-properties svg:stroke-width="0.03cm" svg:stroke-color="#000000" draw:marker-start-width="0.245cm" draw:marker-end-width="0.245cm" draw:fill="solid" draw:fill-color="#66ffff" draw:textarea-horizontal-align="justify" draw:textarea-vertical-align="middle" draw:auto-grow-height="false" fo:padding-top="0.14cm" fo:padding-bottom="0.14cm" fo:padding-left="0.265cm" fo:padding-right="0.265cm"/>
    </style:style>
    <style:style style:name="gr17" style:family="graphic" style:parent-style-name="standard">
      <style:graphic-properties svg:stroke-width="0.03cm" svg:stroke-color="#000000" draw:marker-start-width="0.245cm" draw:marker-end-width="0.245cm" draw:fill="solid" draw:fill-color="#ff99ff" draw:textarea-horizontal-align="justify" draw:textarea-vertical-align="middle" draw:auto-grow-height="false" fo:padding-top="0.14cm" fo:padding-bottom="0.14cm" fo:padding-left="0.265cm" fo:padding-right="0.265cm"/>
    </style:style>
    <style:style style:name="gr18" style:family="graphic" style:parent-style-name="standard">
      <style:graphic-properties svg:stroke-width="0.03cm" svg:stroke-color="#000000" draw:marker-start-width="0.245cm" draw:marker-end-width="0.245cm" draw:textarea-vertical-align="middle" fo:padding-top="0.14cm" fo:padding-bottom="0.14cm" fo:padding-left="0.265cm" fo:padding-right="0.265cm"/>
    </style:style>
    <style:style style:name="gr19" style:family="graphic" style:parent-style-name="standard">
      <style:graphic-properties svg:stroke-width="0.03cm" svg:stroke-color="#000000" draw:marker-start-width="0.245cm" draw:marker-end-width="0.245cm" draw:fill="none" draw:textarea-vertical-align="middle" draw:auto-grow-height="false" fo:min-height="0.749cm" fo:min-width="0.499cm" fo:padding-top="0.14cm" fo:padding-bottom="0.14cm" fo:padding-left="0.265cm" fo:padding-right="0.265cm"/>
    </style:style>
    <style:style style:name="gr20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23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24" style:family="graphic" style:parent-style-name="standard">
      <style:graphic-properties svg:stroke-width="0.1cm" svg:stroke-color="#000000" draw:marker-start-width="0.35cm" draw:marker-end-width="0.35cm" draw:fill="solid" draw:fill-color="#66ffff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objectwithoutfill">
      <style:graphic-properties svg:stroke-width="0.1cm" svg:stroke-color="#000000" draw:marker-start-width="0.35cm" draw:marker-end-width="0.35cm" draw:fill="none" draw:fill-color="#cccccc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>
      <style:graphic-properties svg:stroke-width="0.03cm" svg:stroke-color="#000000" draw:marker-start-width="0.245cm" draw:marker-end-width="0.245cm" draw:fill="solid" draw:fill-color="#66ffff" draw:textarea-horizontal-align="justify" draw:textarea-vertical-align="middle" draw:auto-grow-height="false" fo:padding-top="0.14cm" fo:padding-bottom="0.14cm" fo:padding-left="0.265cm" fo:padding-right="0.265cm"/>
    </style:style>
    <style:style style:name="gr30" style:family="graphic">
      <style:graphic-properties svg:stroke-width="0.03cm" svg:stroke-color="#000000" draw:marker-start-width="0.245cm" draw:marker-end-width="0.245cm" draw:fill="solid" draw:fill-color="#66ffff" draw:textarea-horizontal-align="justify" draw:textarea-vertical-align="middle" draw:auto-grow-height="false" fo:padding-top="0.14cm" fo:padding-bottom="0.14cm" fo:padding-left="0.265cm" fo:padding-right="0.265cm"/>
    </style:style>
    <style:style style:name="gr31" style:family="graphic">
      <style:graphic-properties svg:stroke-width="0.03cm" svg:stroke-color="#000000" draw:marker-start-width="0.245cm" draw:marker-end-width="0.245cm" draw:fill="solid" draw:fill-color="#ff99ff" draw:textarea-horizontal-align="justify" draw:textarea-vertical-align="middle" draw:auto-grow-height="false" fo:padding-top="0.14cm" fo:padding-bottom="0.14cm" fo:padding-left="0.265cm" fo:padding-right="0.265cm"/>
    </style:style>
    <style:style style:name="gr32" style:family="graphic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3" style:family="graphic">
      <style:graphic-properties svg:stroke-color="#000000" draw:fill="solid" draw:fill-color="#cccccc" draw:textarea-horizontal-align="justify" draw:textarea-vertical-align="middle" draw:auto-grow-height="false"/>
    </style:style>
    <style:style style:name="gr34" style:family="graphic">
      <style:graphic-properties svg:stroke-width="0.03cm" svg:stroke-color="#000000" draw:marker-start-width="0.245cm" draw:marker-end-width="0.245cm" draw:fill="solid" draw:fill-color="#ff99ff" draw:textarea-horizontal-align="justify" draw:textarea-vertical-align="middle" draw:auto-grow-height="false" fo:padding-top="0.14cm" fo:padding-bottom="0.14cm" fo:padding-left="0.265cm" fo:padding-right="0.265cm"/>
    </style:style>
    <style:style style:name="gr35" style:family="graphic">
      <style:graphic-properties svg:stroke-width="0.03cm" svg:stroke-color="#000000" draw:marker-start-width="0.245cm" draw:marker-end-width="0.245cm" draw:fill="none" draw:textarea-vertical-align="middle" draw:auto-grow-height="false" fo:min-height="0.749cm" fo:min-width="0.499cm" fo:padding-top="0.14cm" fo:padding-bottom="0.14cm" fo:padding-left="0.265cm" fo:padding-right="0.26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style:font-name="Liberation Mono1"/>
    </style:style>
    <style:style style:name="P3" style:family="paragraph">
      <style:paragraph-properties fo:text-align="center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text-properties fo:color="#000000" style:font-name="Liberation Mono1"/>
    </style:style>
    <style:style style:name="P6" style:family="paragraph">
      <style:text-properties fo:color="#c5000b" fo:font-size="22pt" fo:font-weight="bold" style:font-size-asian="22pt" style:font-weight-asian="bold" style:font-size-complex="22pt" style:font-weight-complex="bold"/>
    </style:style>
    <style:style style:name="P7" style:family="paragraph">
      <style:text-properties style:font-name="Liberation Mono1" fo:font-size="18pt" style:font-size-asian="18pt" style:font-size-complex="18pt"/>
    </style:style>
    <style:style style:name="P8" style:family="paragraph">
      <style:paragraph-properties fo:text-align="center"/>
      <style:text-properties style:font-name="Liberation Sans Narrow"/>
    </style:style>
    <style:style style:name="P9" style:family="paragraph"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style:text-properties fo:font-size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/>
      <style:text-properties style:font-name="Liberation Sans Narrow" fo:font-size="18pt"/>
    </style:style>
    <style:style style:name="P13" style:family="paragraph">
      <style:text-properties fo:font-size="20pt"/>
    </style:style>
    <style:style style:name="P14" style:family="paragraph">
      <style:text-properties fo:font-size="18pt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Mono1"/>
    </style:style>
    <style:style style:name="T4" style:family="text">
      <style:text-properties style:font-name="Liberation Mono1" fo:font-weight="bold" style:font-weight-asian="bold" style:font-weight-complex="bold"/>
    </style:style>
    <style:style style:name="T5" style:family="text">
      <style:text-properties fo:color="#c5000b" style:font-name="Liberation Mono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c5000b" style:font-name="Liberation Sans Narrow" fo:font-weight="normal" style:font-weight-asian="normal" style:font-weight-complex="normal"/>
    </style:style>
    <style:style style:name="T8" style:family="text">
      <style:text-properties fo:color="#c5000b" style:font-name="Courier 10 Pitch1" fo:font-weight="bold" style:font-weight-asian="bold" style:font-weight-complex="bold"/>
    </style:style>
    <style:style style:name="T9" style:family="text">
      <style:text-properties fo:color="#000000" style:font-name="Liberation Mono1"/>
    </style:style>
    <style:style style:name="T10" style:family="text">
      <style:text-properties fo:color="#c5000b" style:font-name="Liberation Mono1" fo:font-weight="bold" style:font-weight-asian="bold" style:font-weight-complex="bold"/>
    </style:style>
    <style:style style:name="T11" style:family="text">
      <style:text-properties fo:color="#000000" style:font-name="Liberation Mono1" fo:font-weight="normal" style:font-weight-asian="normal" style:font-weight-complex="normal"/>
    </style:style>
    <style:style style:name="T12" style:family="text">
      <style:text-properties fo:color="#000000" style:font-name="Liberation Mono1" fo:font-weight="bold" style:font-weight-asian="bold" style:font-weight-complex="bold"/>
    </style:style>
    <style:style style:name="T13" style:family="text">
      <style:text-properties fo:color="#c5000b" fo:font-size="22pt" fo:font-weight="bold" style:font-size-asian="22pt" style:font-weight-asian="bold" style:font-size-complex="22pt" style:font-weight-complex="bold"/>
    </style:style>
    <style:style style:name="T14" style:family="text">
      <style:text-properties style:font-name="Liberation Sans Narrow"/>
    </style:style>
    <style:style style:name="T15" style:family="text">
      <style:text-properties style:font-name="Liberation Mono1" fo:font-size="18pt" style:font-size-asian="18pt" style:font-size-complex="18pt"/>
    </style:style>
    <style:style style:name="T16" style:family="text">
      <style:text-properties fo:color="#c5000b" fo:font-weight="bold" style:font-weight-asian="bold" style:font-weight-complex="bold"/>
    </style:style>
    <style:style style:name="T17" style:family="text">
      <style:text-properties fo:color="#c5000b" style:font-name="Liberation Sans Narrow" fo:font-weight="bold" style:font-weight-asian="bold" style:font-weight-complex="bold"/>
    </style:style>
    <style:style style:name="T18" style:family="text">
      <style:text-properties fo:color="#c5000b"/>
    </style:style>
    <style:style style:name="T19" style:family="text">
      <style:text-properties style:font-name="Liberation Mono1" fo:font-weight="normal" style:font-weight-asian="normal" style:font-weight-complex="normal"/>
    </style:style>
    <style:style style:name="T20" style:family="text">
      <style:text-properties style:font-name="Liberation Sans2" fo:font-weight="normal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font-name="Liberation Sans2" fo:font-weight="bold" style:font-weight-asian="bold" style:font-weight-complex="bold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layer="layout" svg:width="24.474cm" svg:height="8.783cm" svg:x="1.189cm" svg:y="2cm">
          <draw:text-box>
            <text:list text:style-name="L1">
              <text:list-item>
                <text:p>Everything is an <text:span text:style-name="T1">object</text:span>. Each object has its own memory made up of other objects.</text:p>
              </text:list-item>
            </text:list>
            <text:p><text:s text:c="3"/>Think of objects like a <text:span text:style-name="T2">generalisation of struct type variables</text:span>.</text:p>
            <text:p/>
            <text:list text:continue-numbering="true" text:style-name="L1">
              <text:list-item>
                <text:p>Every object has a type. Each <text:span text:style-name="T2">object is an instance of a </text:span><text:span text:style-name="T1">class</text:span>, in which</text:p>
              </text:list-item>
            </text:list>
            <text:p><text:s text:c="4"/>“<text:span text:style-name="T1">class</text:span>” is synonymous with “type.”</text:p>
            <text:p/>
            <text:list text:continue-numbering="true" text:style-name="L1">
              <text:list-item>
                <text:p>You can “make requests” to that object, asking it to perform operations on itself.</text:p>
              </text:list-item>
            </text:list>
            <text:p><text:s text:c="4"/>Think of this like function calls.</text:p>
            <text:p><text:s text:c="4"/>However <text:span text:style-name="T2">these functions are part of the class itself</text:span>.</text:p>
            <text:p><text:s text:c="4"/>These are <text:span text:style-name="T1">member functions</text:span>.</text:p>
            <text:p/>
            <text:list text:continue-numbering="true" text:style-name="L1">
              <text:list-item>
                <text:p>A program is a bunch of objects "making requests" to each other.</text:p>
              </text:list-item>
            </text:list>
          </draw:text-box>
        </draw:frame>
        <draw:frame draw:style-name="gr1" draw:text-style-name="P1" draw:layer="layout" svg:width="9.574cm" svg:height="0.962cm" svg:x="1.1cm" svg:y="0.9cm">
          <draw:text-box>
            <text:p><text:span text:style-name="T2">Object Oriented Programming</text:span></text:p>
          </draw:text-box>
        </draw:frame>
        <draw:frame draw:style-name="gr2" draw:layer="layout" svg:width="24.975cm" svg:height="1.673cm" svg:x="1.6cm" svg:y="14.496cm">
          <draw:text-box>
            <text:p>Bottomline: Classes can be though of as generalisation of "structure" which can contain</text:p>
            <text:p><text:s text:c="19"/>both data and function as members.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layer="layout" svg:width="16.144cm" svg:height="0.962cm" svg:x="1cm" svg:y="1.097cm">
          <draw:text-box>
            <text:p>Classes can be though of as <text:s/>generalisation of structure</text:p>
          </draw:text-box>
        </draw:frame>
        <draw:frame draw:style-name="gr1" draw:text-style-name="P2" draw:layer="layout" svg:width="5.836cm" svg:height="3.871cm" svg:x="1.6cm" svg:y="4.59cm">
          <draw:text-box>
            <text:p><text:span text:style-name="T3">struct person</text:span></text:p>
            <text:p><text:span text:style-name="T3">{</text:span></text:p>
            <text:p><text:span text:style-name="T3"><text:s text:c="2"/></text:span><text:span text:style-name="T3">string name;</text:span></text:p>
            <text:p><text:span text:style-name="T3"><text:s text:c="2"/></text:span><text:span text:style-name="T3">int age;</text:span></text:p>
            <text:p><text:span text:style-name="T3">};</text:span></text:p>
          </draw:text-box>
        </draw:frame>
        <draw:frame draw:style-name="gr1" draw:text-style-name="P2" draw:layer="layout" svg:width="5.836cm" svg:height="4.595cm" svg:x="18.8cm" svg:y="4.591cm">
          <draw:text-box>
            <text:p><text:span text:style-name="T4">class</text:span><text:span text:style-name="T3"> person</text:span></text:p>
            <text:p><text:span text:style-name="T3">{</text:span></text:p>
            <text:p><text:span text:style-name="T3"><text:s text:c="2"/></text:span><text:span text:style-name="T4">public:</text:span></text:p>
            <text:p><text:span text:style-name="T3"><text:s text:c="2"/></text:span><text:span text:style-name="T3">string name;</text:span></text:p>
            <text:p><text:span text:style-name="T3"><text:s text:c="2"/></text:span><text:span text:style-name="T3">int age;</text:span></text:p>
            <text:p><text:span text:style-name="T3">};</text:span></text:p>
          </draw:text-box>
        </draw:frame>
        <draw:frame draw:style-name="gr1" draw:text-style-name="P2" draw:layer="layout" svg:width="10.789cm" svg:height="5.319cm" svg:x="1.1cm" svg:y="10.2cm">
          <draw:text-box>
            <text:p><text:span text:style-name="T3">main()</text:span></text:p>
            <text:p><text:span text:style-name="T3">{</text:span></text:p>
            <text:p><text:span text:style-name="T3"><text:s text:c="2"/></text:span><text:span text:style-name="T3">person p;</text:span></text:p>
            <text:p><text:span text:style-name="T3"><text:s text:c="2"/></text:span><text:span text:style-name="T3">p.name = "tom"</text:span></text:p>
            <text:p><text:span text:style-name="T3"><text:s text:c="2"/></text:span><text:span text:style-name="T3">p.age = 20;</text:span></text:p>
            <text:p><text:span text:style-name="T3"><text:s text:c="2"/></text:span><text:span text:style-name="T3">cout&lt;&lt;p.name&lt;&lt;" "&lt;&lt;p.age;</text:span></text:p>
            <text:p><text:span text:style-name="T3">}</text:span></text:p>
          </draw:text-box>
        </draw:frame>
        <draw:frame draw:style-name="gr1" draw:text-style-name="P2" draw:layer="layout" svg:width="10.789cm" svg:height="5.319cm" svg:x="16.801cm" svg:y="10.201cm">
          <draw:text-box>
            <text:p><text:span text:style-name="T3">main()</text:span></text:p>
            <text:p><text:span text:style-name="T3">{</text:span></text:p>
            <text:p><text:span text:style-name="T3"><text:s text:c="2"/></text:span><text:span text:style-name="T3">person p;</text:span></text:p>
            <text:p><text:span text:style-name="T3"><text:s text:c="2"/></text:span><text:span text:style-name="T3">p.name = "tom"</text:span></text:p>
            <text:p><text:span text:style-name="T3"><text:s text:c="2"/></text:span><text:span text:style-name="T3">p.age = 20;</text:span></text:p>
            <text:p><text:span text:style-name="T3"><text:s text:c="2"/></text:span><text:span text:style-name="T3">cout&lt;&lt;p.name&lt;&lt;" "&lt;&lt;p.age;</text:span></text:p>
            <text:p><text:span text:style-name="T3">}</text:span></text:p>
          </draw:text-box>
        </draw:frame>
        <draw:line draw:style-name="gr4" draw:text-style-name="P3" draw:layer="layout" svg:x1="13.6cm" svg:y1="4.2cm" svg:x2="13.6cm" svg:y2="16cm">
          <text:p/>
        </draw:line>
        <draw:custom-shape draw:style-name="gr5" draw:text-style-name="P3" draw:layer="layout" svg:width="6.2cm" svg:height="4.4cm" svg:x="10.5cm" svg:y="4.2cm">
          <text:p text:style-name="P3">These are</text:p>
          <text:p text:style-name="P3">functionally</text:p>
          <text:p text:style-name="P3">equivalent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6" draw:text-style-name="P2" draw:layer="layout" svg:width="12.343cm" svg:height="8.245cm" svg:x="0.801cm" svg:y="2.992cm">
          <draw:text-box>
            <text:p><text:span text:style-name="T4">class</text:span><text:span text:style-name="T3"> person</text:span></text:p>
            <text:p><text:span text:style-name="T3">{</text:span></text:p>
            <text:p><text:span text:style-name="T3"><text:s text:c="2"/></text:span><text:span text:style-name="T4">public:</text:span></text:p>
            <text:p><text:span text:style-name="T3"><text:s text:c="2"/></text:span><text:span text:style-name="T3">string name;</text:span></text:p>
            <text:p><text:span text:style-name="T3"><text:s text:c="2"/></text:span><text:span text:style-name="T3">int age;</text:span></text:p>
            <text:p><text:span text:style-name="T3"/></text:p>
            <text:p><text:span text:style-name="T3"><text:s text:c="2"/></text:span><text:span text:style-name="T5">void show(void)</text:span></text:p>
            <text:p><text:span text:style-name="T5"><text:s text:c="2"/></text:span><text:span text:style-name="T5">{</text:span></text:p>
            <text:p><text:span text:style-name="T5"><text:s text:c="4"/></text:span><text:span text:style-name="T5">cout&lt;&lt;name&lt;&lt;" "&lt;&lt;age&lt;&lt;endl;</text:span></text:p>
            <text:p><text:span text:style-name="T5"><text:s text:c="2"/></text:span><text:span text:style-name="T5">}</text:span></text:p>
            <text:p><text:span text:style-name="T3">};</text:span></text:p>
          </draw:text-box>
        </draw:frame>
        <draw:frame draw:style-name="gr6" draw:text-style-name="P2" draw:layer="layout" svg:width="6.628cm" svg:height="5.349cm" svg:x="0.902cm" svg:y="14.702cm">
          <draw:text-box>
            <text:p><text:span text:style-name="T3">main()</text:span></text:p>
            <text:p><text:span text:style-name="T3">{</text:span></text:p>
            <text:p><text:span text:style-name="T3"><text:s text:c="2"/></text:span><text:span text:style-name="T3">person p;</text:span></text:p>
            <text:p><text:span text:style-name="T3"><text:s text:c="2"/></text:span><text:span text:style-name="T3">p.name = "tom"</text:span></text:p>
            <text:p><text:span text:style-name="T3"><text:s text:c="2"/></text:span><text:span text:style-name="T3">p.age = 20;</text:span></text:p>
            <text:p><text:span text:style-name="T3"><text:s text:c="2"/></text:span><text:span text:style-name="T5">p.show();</text:span></text:p>
            <text:p><text:span text:style-name="T3">}</text:span></text:p>
          </draw:text-box>
        </draw:frame>
        <draw:frame draw:style-name="gr1" draw:text-style-name="P1" draw:layer="layout" svg:width="12.965cm" svg:height="0.962cm" svg:x="0.5cm" svg:y="1.9cm">
          <draw:text-box>
            <text:p><text:span text:style-name="T2">Definition of class and member functions</text:span></text:p>
          </draw:text-box>
        </draw:frame>
        <draw:frame draw:style-name="gr1" draw:text-style-name="P1" draw:layer="layout" svg:width="11.449cm" svg:height="0.962cm" svg:x="0.2cm" svg:y="13.586cm">
          <draw:text-box>
            <text:p><text:span text:style-name="T2">Some other function using the class</text:span></text:p>
          </draw:text-box>
        </draw:frame>
        <draw:frame draw:style-name="gr2" draw:layer="layout" svg:width="26.897cm" svg:height="0.962cm" svg:x="0.6cm" svg:y="0.597cm">
          <draw:text-box>
            <text:p>Classes can be though of as <text:s/>generalisation of structure which can have <text:span text:style-name="T2">function as member</text:span></text:p>
          </draw:text-box>
        </draw:frame>
        <draw:frame draw:style-name="gr6" draw:text-style-name="P2" draw:layer="layout" svg:width="11.581cm" svg:height="9.693cm" svg:x="15.209cm" svg:y="4.293cm">
          <draw:text-box>
            <text:p><text:span text:style-name="T4">class</text:span><text:span text:style-name="T3"> person</text:span></text:p>
            <text:p><text:span text:style-name="T3">{</text:span></text:p>
            <text:p><text:span text:style-name="T3"><text:s text:c="2"/></text:span><text:span text:style-name="T4">public:</text:span></text:p>
            <text:p><text:span text:style-name="T3"><text:s text:c="2"/></text:span><text:span text:style-name="T3">string name;</text:span></text:p>
            <text:p><text:span text:style-name="T3"><text:s text:c="2"/></text:span><text:span text:style-name="T3">int age;</text:span></text:p>
            <text:p><text:span text:style-name="T3"/></text:p>
            <text:p><text:span text:style-name="T3"><text:s text:c="2"/></text:span><text:span text:style-name="T5">void show(void);</text:span></text:p>
            <text:p><text:span text:style-name="T3">};</text:span></text:p>
            <text:p><text:span text:style-name="T3"/></text:p>
            <text:p><text:span text:style-name="T5">void person::show(void)</text:span></text:p>
            <text:p><text:span text:style-name="T5">{</text:span></text:p>
            <text:p><text:span text:style-name="T5"><text:s text:c="2"/></text:span><text:span text:style-name="T5">cout&lt;&lt;name&lt;&lt;" "&lt;&lt;age&lt;&lt;endl;</text:span></text:p>
            <text:p><text:span text:style-name="T5">}</text:span></text:p>
          </draw:text-box>
        </draw:frame>
        <draw:frame draw:style-name="gr6" draw:text-style-name="P2" draw:layer="layout" svg:width="6.628cm" svg:height="5.349cm" svg:x="15.31cm" svg:y="15.303cm">
          <draw:text-box>
            <text:p><text:span text:style-name="T3">main()</text:span></text:p>
            <text:p><text:span text:style-name="T3">{</text:span></text:p>
            <text:p><text:span text:style-name="T3"><text:s text:c="2"/></text:span><text:span text:style-name="T3">person p;</text:span></text:p>
            <text:p><text:span text:style-name="T3"><text:s text:c="2"/></text:span><text:span text:style-name="T3">p.name = "tom"</text:span></text:p>
            <text:p><text:span text:style-name="T3"><text:s text:c="2"/></text:span><text:span text:style-name="T3">p.age = 20;</text:span></text:p>
            <text:p><text:span text:style-name="T3"><text:s text:c="2"/></text:span><text:span text:style-name="T5">p.show();</text:span></text:p>
            <text:p><text:span text:style-name="T3">}</text:span></text:p>
          </draw:text-box>
        </draw:frame>
        <draw:frame draw:style-name="gr1" draw:text-style-name="P1" draw:layer="layout" svg:width="5.506cm" svg:height="0.962cm" svg:x="15.001cm" svg:y="2.286cm">
          <draw:text-box>
            <text:p><text:span text:style-name="T2">Alternate Syntax</text:span></text:p>
          </draw:text-box>
        </draw:frame>
        <draw:line draw:style-name="gr4" draw:text-style-name="P3" draw:layer="layout" svg:x1="14.2cm" svg:y1="2cm" svg:x2="14.2cm" svg:y2="20.6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6" draw:text-style-name="P2" draw:layer="layout" svg:width="6.628cm" svg:height="5.349cm" svg:x="0.902cm" svg:y="15.002cm">
          <draw:text-box>
            <text:p><text:span text:style-name="T3">main()</text:span></text:p>
            <text:p><text:span text:style-name="T3">{</text:span></text:p>
            <text:p><text:span text:style-name="T3"><text:s text:c="2"/></text:span><text:span text:style-name="T3">person p;</text:span></text:p>
            <text:p><text:span text:style-name="T3"><text:s text:c="2"/></text:span><text:span text:style-name="T3">p.name = "tom"</text:span></text:p>
            <text:p><text:span text:style-name="T3"><text:s text:c="2"/></text:span><text:span text:style-name="T3">p.age = 20;</text:span></text:p>
            <text:p><text:span text:style-name="T3"><text:s text:c="2"/></text:span><text:span text:style-name="T5">p.show();</text:span></text:p>
            <text:p><text:span text:style-name="T3">}</text:span></text:p>
          </draw:text-box>
        </draw:frame>
        <draw:frame draw:style-name="gr1" draw:text-style-name="P1" draw:layer="layout" svg:width="5.976cm" svg:height="0.962cm" svg:x="0.8cm" svg:y="1.9cm">
          <draw:text-box>
            <text:p><text:span text:style-name="T2">Definition of class</text:span></text:p>
          </draw:text-box>
        </draw:frame>
        <draw:frame draw:style-name="gr1" draw:text-style-name="P1" draw:layer="layout" svg:width="11.449cm" svg:height="0.962cm" svg:x="0.2cm" svg:y="14.186cm">
          <draw:text-box>
            <text:p><text:span text:style-name="T2">Some other function using the class</text:span></text:p>
          </draw:text-box>
        </draw:frame>
        <draw:frame draw:style-name="gr2" draw:text-style-name="P4" draw:layer="layout" svg:width="18.756cm" svg:height="0.962cm" svg:x="0.6cm" svg:y="0.597cm">
          <draw:text-box>
            <text:p><text:span text:style-name="T6">It is better to declare and define the member functions separately</text:span></text:p>
          </draw:text-box>
        </draw:frame>
        <draw:frame draw:style-name="gr6" draw:text-style-name="P2" draw:layer="layout" svg:width="7.39cm" svg:height="6.073cm" svg:x="1.109cm" svg:y="2.793cm">
          <draw:text-box>
            <text:p><text:span text:style-name="T4">class</text:span><text:span text:style-name="T3"> person</text:span></text:p>
            <text:p><text:span text:style-name="T3">{</text:span></text:p>
            <text:p><text:span text:style-name="T3"><text:s text:c="2"/></text:span><text:span text:style-name="T4">public:</text:span></text:p>
            <text:p><text:span text:style-name="T3"><text:s text:c="2"/></text:span><text:span text:style-name="T3">string name;</text:span></text:p>
            <text:p><text:span text:style-name="T3"><text:s text:c="2"/></text:span><text:span text:style-name="T3">int age;</text:span></text:p>
            <text:p><text:span text:style-name="T3"/></text:p>
            <text:p><text:span text:style-name="T3"><text:s text:c="2"/></text:span><text:span text:style-name="T5">void show(void);</text:span></text:p>
            <text:p><text:span text:style-name="T3">};</text:span></text:p>
          </draw:text-box>
        </draw:frame>
        <draw:frame draw:style-name="gr6" draw:text-style-name="P2" draw:layer="layout" svg:width="11.581cm" svg:height="3.177cm" svg:x="1.11cm" svg:y="10.603cm">
          <draw:text-box>
            <text:p><text:span text:style-name="T5">void person::show(void)</text:span></text:p>
            <text:p><text:span text:style-name="T5">{</text:span></text:p>
            <text:p><text:span text:style-name="T5"><text:s text:c="2"/></text:span><text:span text:style-name="T5">cout&lt;&lt;name&lt;&lt;" "&lt;&lt;age&lt;&lt;endl;</text:span></text:p>
            <text:p><text:span text:style-name="T5">}</text:span></text:p>
          </draw:text-box>
        </draw:frame>
        <draw:frame draw:style-name="gr1" draw:text-style-name="P1" draw:layer="layout" svg:width="9.544cm" svg:height="0.962cm" svg:x="0.8cm" svg:y="9.7cm">
          <draw:text-box>
            <text:p><text:span text:style-name="T2">Definition of member function</text:span></text:p>
          </draw:text-box>
        </draw:frame>
        <draw:line draw:style-name="gr7" draw:text-style-name="P3" draw:layer="layout" svg:x1="13.4cm" svg:y1="5.2cm" svg:x2="7.6cm" svg:y2="7cm">
          <text:p/>
        </draw:line>
        <draw:frame draw:style-name="gr1" draw:layer="layout" svg:width="13.964cm" svg:height="3.806cm" svg:x="13.3cm" svg:y="4.399cm">
          <draw:text-box>
            <text:p>Only declare the member function</text:p>
            <text:p><text:s/>inside class definition</text:p>
            <text:p/>
            <text:p>Define the function outside. When defining,</text:p>
            <text:p>write <text:span text:style-name="T2">&lt;class_name&gt;::</text:span> before the function name</text:p>
          </draw:text-box>
        </draw:frame>
        <draw:line draw:style-name="gr7" draw:text-style-name="P3" draw:layer="layout" svg:x1="17.6cm" svg:y1="8.205cm" svg:x2="5.8cm" svg:y2="10.8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6" draw:text-style-name="P2" draw:layer="layout" svg:width="11.581cm" svg:height="9.693cm" svg:x="1.701cm" svg:y="1.792cm">
          <draw:text-box>
            <text:p><text:span text:style-name="T4">class</text:span><text:span text:style-name="T3"> person</text:span></text:p>
            <text:p><text:span text:style-name="T3">{</text:span></text:p>
            <text:p><text:span text:style-name="T3"><text:s text:c="2"/></text:span><text:span text:style-name="T4">public:</text:span></text:p>
            <text:p><text:span text:style-name="T3"><text:s text:c="2"/></text:span><text:span text:style-name="T3">string name;</text:span></text:p>
            <text:p><text:span text:style-name="T3"><text:s text:c="2"/></text:span><text:span text:style-name="T3">int age;</text:span></text:p>
            <text:p><text:span text:style-name="T3"/></text:p>
            <text:p><text:span text:style-name="T3"><text:s text:c="2"/></text:span><text:span text:style-name="T5">void show(void);</text:span></text:p>
            <text:p><text:span text:style-name="T3">};</text:span></text:p>
            <text:p><text:span text:style-name="T3"/></text:p>
            <text:p><text:span text:style-name="T5">void person::show(void)</text:span></text:p>
            <text:p><text:span text:style-name="T5">{</text:span></text:p>
            <text:p><text:span text:style-name="T5"><text:s text:c="2"/></text:span><text:span text:style-name="T5">cout&lt;&lt;name&lt;&lt;" "&lt;&lt;age&lt;&lt;endl;</text:span></text:p>
            <text:p><text:span text:style-name="T5">}</text:span></text:p>
          </draw:text-box>
        </draw:frame>
        <draw:frame draw:style-name="gr6" draw:text-style-name="P2" draw:layer="layout" svg:width="6.628cm" svg:height="5.349cm" svg:x="1.802cm" svg:y="14.702cm">
          <draw:text-box>
            <text:p><text:span text:style-name="T3">main()</text:span></text:p>
            <text:p><text:span text:style-name="T3">{</text:span></text:p>
            <text:p><text:span text:style-name="T3"><text:s text:c="2"/></text:span><text:span text:style-name="T3">person p;</text:span></text:p>
            <text:p><text:span text:style-name="T3"><text:s text:c="2"/></text:span><text:span text:style-name="T3">p.name = "tom"</text:span></text:p>
            <text:p><text:span text:style-name="T3"><text:s text:c="2"/></text:span><text:span text:style-name="T3">p.age = 20;</text:span></text:p>
            <text:p><text:span text:style-name="T3"><text:s text:c="2"/></text:span><text:span text:style-name="T5">p.show();</text:span></text:p>
            <text:p><text:span text:style-name="T3">}</text:span></text:p>
          </draw:text-box>
        </draw:frame>
        <draw:frame draw:style-name="gr1" draw:text-style-name="P1" draw:layer="layout" svg:width="13.884cm" svg:height="0.962cm" svg:x="0.8cm" svg:y="0.7cm">
          <draw:text-box>
            <text:p><text:span text:style-name="T2">Definition of class and its member functions</text:span></text:p>
          </draw:text-box>
        </draw:frame>
        <draw:frame draw:style-name="gr1" draw:text-style-name="P1" draw:layer="layout" svg:width="6.683cm" svg:height="1.673cm" svg:x="1.8cm" svg:y="12.986cm">
          <draw:text-box>
            <text:p><text:span text:style-name="T2">Some other function</text:span></text:p>
            <text:p><text:span text:style-name="T2">using the class</text:span></text:p>
          </draw:text-box>
        </draw:frame>
        <draw:line draw:style-name="gr8" draw:text-style-name="P3" draw:layer="layout" svg:x1="15cm" svg:y1="2.8cm" svg:x2="6cm" svg:y2="10cm">
          <text:p/>
        </draw:line>
        <draw:line draw:style-name="gr8" draw:text-style-name="P3" draw:layer="layout" svg:x1="15cm" svg:y1="2.8cm" svg:x2="9.6cm" svg:y2="10cm">
          <text:p/>
        </draw:line>
        <draw:frame draw:style-name="gr1" draw:layer="layout" svg:width="13.181cm" svg:height="3.806cm" svg:x="14.8cm" svg:y="1.98cm">
          <draw:text-box>
            <text:p>All the data members are "available"</text:p>
            <text:p>to the member functions like global variables.</text:p>
            <text:p/>
            <text:p>The member function accesses them</text:p>
            <text:p>by their names only (ex. 'name' , 'age').</text:p>
          </draw:text-box>
        </draw:frame>
        <draw:frame draw:style-name="gr1" draw:layer="layout" svg:width="15.725cm" svg:height="6.024cm" svg:x="10.8cm" svg:y="13cm">
          <draw:text-box>
            <text:p>The user of the class creates objects of that class.</text:p>
            <text:p>(ex. here we create an <text:span text:style-name="T2">object p</text:span> of <text:span text:style-name="T2">class person</text:span>)</text:p>
            <text:p/>
            <text:p><text:span text:style-name="T1">The user can access only public members.</text:span></text:p>
            <text:p><text:span text:style-name="T6"/></text:p>
            <text:p><text:span text:style-name="T6">Public members (both data and function) of that object</text:span></text:p>
            <text:p><text:span text:style-name="T6">are accessed by <text:s text:c="2"/></text:span><text:span text:style-name="T7">&lt;object_name&gt;</text:span><text:span text:style-name="T8">.</text:span><text:span text:style-name="T7">&lt;member_name&gt;</text:span></text:p>
            <text:p><text:span text:style-name="T6">(ex. 'p.name' , 'p.age'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6" draw:text-style-name="P5" draw:layer="layout" svg:width="8.914cm" svg:height="6.073cm" svg:x="16.902cm" svg:y="14.302cm">
          <draw:text-box>
            <text:p><text:span text:style-name="T9">main()</text:span></text:p>
            <text:p><text:span text:style-name="T9">{</text:span></text:p>
            <text:p><text:span text:style-name="T9"><text:s text:c="2"/></text:span><text:span text:style-name="T9">person p;</text:span></text:p>
            <text:p><text:span text:style-name="T9"><text:s text:c="2"/></text:span><text:span text:style-name="T10">p.name = "tom" WRONG</text:span></text:p>
            <text:p><text:span text:style-name="T10"><text:s text:c="2"/></text:span><text:span text:style-name="T10">p.age = 20; <text:s text:c="3"/>WRONG</text:span></text:p>
            <text:p><text:span text:style-name="T9"><text:s text:c="2"/></text:span><text:span text:style-name="T9">p.setdata("tom",20);</text:span></text:p>
            <text:p><text:span text:style-name="T9"><text:s text:c="2"/></text:span><text:span text:style-name="T9">p.show();</text:span></text:p>
            <text:p><text:span text:style-name="T9">}</text:span></text:p>
          </draw:text-box>
        </draw:frame>
        <draw:frame draw:style-name="gr1" draw:text-style-name="P1" draw:layer="layout" svg:width="13.884cm" svg:height="0.962cm" svg:x="0.8cm" svg:y="0.7cm">
          <draw:text-box>
            <text:p><text:span text:style-name="T2">Definition of class and its member functions</text:span></text:p>
          </draw:text-box>
        </draw:frame>
        <draw:frame draw:style-name="gr1" draw:text-style-name="P1" draw:layer="layout" svg:width="6.683cm" svg:height="1.673cm" svg:x="16.9cm" svg:y="12.586cm">
          <draw:text-box>
            <text:p><text:span text:style-name="T2">Some other function</text:span></text:p>
            <text:p><text:span text:style-name="T2">using the class</text:span></text:p>
          </draw:text-box>
        </draw:frame>
        <draw:frame draw:style-name="gr6" draw:text-style-name="P5" draw:layer="layout" svg:width="14.629cm" svg:height="16.209cm" svg:x="0.502cm" svg:y="1.793cm">
          <draw:text-box>
            <text:p><text:span text:style-name="T11">class</text:span><text:span text:style-name="T9"> person</text:span></text:p>
            <text:p><text:span text:style-name="T9">{</text:span></text:p>
            <text:p><text:span text:style-name="T9"><text:s text:c="2"/></text:span><text:span text:style-name="T12">private:</text:span></text:p>
            <text:p><text:span text:style-name="T9"><text:s text:c="2"/></text:span><text:span text:style-name="T9">string name;</text:span></text:p>
            <text:p><text:span text:style-name="T9"><text:s text:c="2"/></text:span><text:span text:style-name="T9">int age;</text:span></text:p>
            <text:p><text:span text:style-name="T9"/></text:p>
            <text:p><text:span text:style-name="T9"><text:s text:c="2"/></text:span><text:span text:style-name="T12">public:</text:span></text:p>
            <text:p><text:span text:style-name="T9"><text:s text:c="2"/></text:span><text:span text:style-name="T9">void setdata(string, int);</text:span></text:p>
            <text:p><text:span text:style-name="T9"><text:s text:c="2"/></text:span><text:span text:style-name="T9">void show(void);</text:span></text:p>
            <text:p><text:span text:style-name="T9">};</text:span></text:p>
            <text:p><text:span text:style-name="T9"/></text:p>
            <text:p><text:span text:style-name="T9">void person::setdata(string s, int i)</text:span></text:p>
            <text:p><text:span text:style-name="T9">{</text:span></text:p>
            <text:p><text:span text:style-name="T9"><text:s text:c="2"/></text:span><text:span text:style-name="T9">name = s; age = i;</text:span></text:p>
            <text:p><text:span text:style-name="T9">}</text:span></text:p>
            <text:p><text:span text:style-name="T9"/></text:p>
            <text:p><text:span text:style-name="T9">void person::show(void)</text:span></text:p>
            <text:p><text:span text:style-name="T9">{</text:span></text:p>
            <text:p><text:span text:style-name="T9"><text:s text:c="2"/></text:span><text:span text:style-name="T9">cout&lt;&lt;name&lt;&lt;" "&lt;&lt;age&lt;&lt;endl;</text:span></text:p>
            <text:p><text:span text:style-name="T9">}</text:span></text:p>
            <text:p><text:span text:style-name="T9"/></text:p>
            <text:p><text:span text:style-name="T9"/></text:p>
          </draw:text-box>
        </draw:frame>
        <draw:frame draw:style-name="gr1" draw:layer="layout" svg:width="12.58cm" svg:height="6.65cm" svg:x="15.5cm" svg:y="3.2cm">
          <draw:text-box>
            <text:p>Members of a class can be <text:span text:style-name="T2">private</text:span>.</text:p>
            <text:p/>
            <text:p><text:span text:style-name="T2">Member functions can access</text:span></text:p>
            <text:p><text:span text:style-name="T2"><text:s/></text:span><text:span text:style-name="T2">all other members</text:span> (public or not)</text:p>
            <text:p/>
            <text:p><text:span text:style-name="T2">User of the class can access</text:span></text:p>
            <text:p><text:span text:style-name="T2"><text:s/></text:span><text:span text:style-name="T2">only public members.</text:span></text:p>
            <text:p/>
            <text:p>Here 'name' and 'age' are private members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9" draw:text-style-name="P3" draw:layer="layout" svg:width="11.4cm" svg:height="14.2cm" svg:x="15.1cm" svg:y="2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9.9cm" svg:height="1cm" svg:x="15.6cm" svg:y="2.7cm">
          <text:p text:style-name="P3">public member data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9.1cm" svg:height="1cm" svg:x="15.6cm" svg:y="4.9cm">
          <text:p text:style-name="P3">public member function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7.6cm" svg:height="1cm" svg:x="16.5cm" svg:y="12.8cm">
          <text:p text:style-name="P3">non-public member data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0.1cm" svg:height="1cm" svg:x="15.6cm" svg:y="14.8cm">
          <text:p text:style-name="P3">non-public member function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6.9cm" svg:y1="5.9cm" svg:x2="16.9cm" svg:y2="12.8cm">
          <text:p/>
        </draw:line>
        <draw:line draw:style-name="gr11" draw:text-style-name="P3" draw:layer="layout" svg:x1="16.1cm" svg:y1="5.888cm" svg:x2="16.1cm" svg:y2="14.8cm">
          <text:p/>
        </draw:line>
        <draw:line draw:style-name="gr11" draw:text-style-name="P3" draw:layer="layout" svg:x1="16.5cm" svg:y1="4.9cm" svg:x2="16.5cm" svg:y2="3.7cm">
          <text:p/>
        </draw:line>
        <draw:line draw:style-name="gr11" draw:text-style-name="P3" draw:layer="layout" svg:x1="23.7cm" svg:y1="14.8cm" svg:x2="23.7cm" svg:y2="13.713cm">
          <text:p/>
        </draw:line>
        <draw:line draw:style-name="gr11" draw:text-style-name="P3" draw:layer="layout" svg:x1="24.5cm" svg:y1="14.826cm" svg:x2="24.5cm" svg:y2="5.9cm">
          <text:p/>
        </draw:line>
        <draw:line draw:style-name="gr11" draw:text-style-name="P3" draw:layer="layout" svg:x1="25.1cm" svg:y1="14.8cm" svg:x2="25.1cm" svg:y2="3.7cm">
          <text:p/>
        </draw:line>
        <draw:frame draw:style-name="gr1" draw:layer="layout" svg:width="4.9cm" svg:height="0.962cm" svg:x="17.7cm" svg:y="0.8cm">
          <draw:text-box>
            <text:p>Class Definition</text:p>
          </draw:text-box>
        </draw:frame>
        <draw:frame draw:style-name="gr1" draw:layer="layout" svg:width="8.922cm" svg:height="0.962cm" svg:x="2cm" svg:y="1cm">
          <draw:text-box>
            <text:p>Some function using the class</text:p>
          </draw:text-box>
        </draw:frame>
        <draw:custom-shape draw:style-name="gr9" draw:text-style-name="P3" draw:layer="layout" svg:width="9cm" svg:height="3cm" svg:x="2cm" svg:y="2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7.6cm" svg:height="1cm" svg:x="2.6cm" svg:y="3.4cm">
          <text:p text:style-name="P3">object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0.2cm" svg:y1="3.6cm" svg:x2="15.6cm" svg:y2="3.2cm">
          <text:p/>
        </draw:line>
        <draw:line draw:style-name="gr11" draw:text-style-name="P3" draw:layer="layout" svg:x1="10.188cm" svg:y1="4.04cm" svg:x2="15.6cm" svg:y2="5.4cm">
          <text:p/>
        </draw:line>
        <draw:line draw:style-name="gr12" draw:text-style-name="P3" draw:layer="layout" svg:x1="8.4cm" svg:y1="4.4cm" svg:x2="16.5cm" svg:y2="13.2cm">
          <text:p/>
        </draw:line>
        <draw:line draw:style-name="gr12" draw:text-style-name="P3" draw:layer="layout" svg:x1="7.1cm" svg:y1="4.4cm" svg:x2="15.6cm" svg:y2="15.2cm">
          <text:p/>
        </draw:line>
        <draw:frame draw:style-name="gr1" draw:text-style-name="P6" draw:layer="layout" svg:width="1.018cm" svg:height="1.119cm" svg:x="11.2cm" svg:y="7.6cm">
          <draw:text-box>
            <text:p><text:span text:style-name="T13">X</text:span></text:p>
          </draw:text-box>
        </draw:frame>
        <draw:frame draw:style-name="gr1" draw:text-style-name="P6" draw:layer="layout" svg:width="1.018cm" svg:height="1.119cm" svg:x="11.2cm" svg:y="9.501cm">
          <draw:text-box>
            <text:p><text:span text:style-name="T13">X</text:span></text:p>
          </draw:text-box>
        </draw:frame>
        <draw:custom-shape draw:style-name="gr10" draw:text-style-name="P3" draw:layer="layout" svg:width="1cm" svg:height="1cm" svg:x="1.5cm" svg:y="17.9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4.4cm" svg:y="17.9cm">
          <text:p text:style-name="P3">b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2.5cm" svg:y1="18.4cm" svg:x2="4.4cm" svg:y2="18.4cm">
          <text:p/>
        </draw:line>
        <draw:custom-shape draw:style-name="gr10" draw:text-style-name="P3" draw:layer="layout" svg:width="1cm" svg:height="1cm" svg:x="1.5cm" svg:y="19.6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4.4cm" svg:y="19.6cm">
          <text:p text:style-name="P3">b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2.5cm" svg:y1="20cm" svg:x2="4.4cm" svg:y2="20cm">
          <text:p/>
        </draw:line>
        <draw:frame draw:style-name="gr1" draw:text-style-name="P6" draw:layer="layout" svg:width="1.018cm" svg:height="1.119cm" svg:x="2.9cm" svg:y="19.602cm">
          <draw:text-box>
            <text:p><text:span text:style-name="T13">X</text:span></text:p>
          </draw:text-box>
        </draw:frame>
        <draw:frame draw:style-name="gr1" draw:layer="layout" svg:width="8.643cm" svg:height="0.962cm" svg:x="5.5cm" svg:y="17.9cm">
          <draw:text-box>
            <text:p>depicts that 'a' can access 'b'</text:p>
          </draw:text-box>
        </draw:frame>
        <draw:frame draw:style-name="gr1" draw:layer="layout" svg:width="9.523cm" svg:height="0.962cm" svg:x="5.401cm" svg:y="19.6cm">
          <draw:text-box>
            <text:p>depicts that 'a' cannot access 'b'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8.757cm" svg:height="0.962cm" svg:x="1.2cm" svg:y="0.5cm">
          <draw:text-box>
            <text:p><text:span text:style-name="T2">Constructor and destructor</text:span></text:p>
          </draw:text-box>
        </draw:frame>
        <draw:frame draw:style-name="gr1" draw:layer="layout" svg:width="20.97cm" svg:height="7.403cm" svg:x="1.3cm" svg:y="1.5cm">
          <draw:text-box>
            <text:p>When we define a class, two member functions are automatically defined</text:p>
            <text:p/>
            <text:p><text:span text:style-name="T14"><text:s text:c="2"/></text:span><text:span text:style-name="T14">&lt;class_name&gt;( )</text:span> <text:s text:c="5"/>- This is called constructor</text:p>
            <text:p><text:span text:style-name="T14">~&lt;class_name&gt;( )</text:span> <text:s text:c="5"/>- This is called destructor</text:p>
            <text:p/>
            <text:p>These functions are automatically called</text:p>
            <text:p><text:s/>when an object of that class is created or destroyed</text:p>
            <text:p/>
            <text:p>We may explicitly redefine them.</text:p>
            <text:p><text:span text:style-name="T2">They do not have any return-type at all (not even void)</text:span></text:p>
          </draw:text-box>
        </draw:frame>
        <draw:frame draw:style-name="gr13" draw:text-style-name="P7" draw:layer="layout" svg:width="14.869cm" svg:height="10.387cm" svg:x="1.731cm" svg:y="9.477cm">
          <draw:text-box>
            <text:p><text:span text:style-name="T15">class T</text:span></text:p>
            <text:p><text:span text:style-name="T15">{</text:span></text:p>
            <text:p><text:span text:style-name="T15"><text:s text:c="2"/></text:span><text:span text:style-name="T15">public:</text:span></text:p>
            <text:p><text:span text:style-name="T15"><text:s text:c="2"/></text:span><text:span text:style-name="T15">T();</text:span></text:p>
            <text:p><text:span text:style-name="T15"><text:s text:c="2"/></text:span><text:span text:style-name="T15">~T();</text:span></text:p>
            <text:p><text:span text:style-name="T15">};</text:span></text:p>
            <text:p><text:span text:style-name="T15"/></text:p>
            <text:p><text:span text:style-name="T15">T::T() {cout&lt;&lt;"Object Created\n";}</text:span></text:p>
            <text:p><text:span text:style-name="T15">T::~T() {cout&lt;&lt;"Object Destroyed\n";}</text:span></text:p>
            <text:p><text:span text:style-name="T15"/></text:p>
            <text:p><text:span text:style-name="T15">main()</text:span></text:p>
            <text:p><text:span text:style-name="T15">{</text:span></text:p>
            <text:p><text:span text:style-name="T15"><text:s text:c="2"/></text:span><text:span text:style-name="T15">T x;</text:span></text:p>
            <text:p><text:span text:style-name="T15">}</text:span></text:p>
          </draw:text-box>
        </draw:frame>
        <draw:frame draw:style-name="gr2" draw:layer="layout" svg:width="5.4cm" svg:height="2.384cm" svg:x="18cm" svg:y="12.4cm">
          <draw:text-box>
            <text:p><text:span text:style-name="T2">Output:</text:span></text:p>
            <text:p>Object Created</text:p>
            <text:p>Object Destroyed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8.757cm" svg:height="0.962cm" svg:x="1.201cm" svg:y="0.5cm">
          <draw:text-box>
            <text:p><text:span text:style-name="T2">Constructor and destructor</text:span></text:p>
          </draw:text-box>
        </draw:frame>
        <draw:frame draw:style-name="gr1" draw:layer="layout" svg:width="24.577cm" svg:height="3.095cm" svg:x="1.4cm" svg:y="3.2cm">
          <draw:text-box>
            <text:p>We explicitly define constructors typically for <text:span text:style-name="T2">initialising data</text:span> members. For example,</text:p>
            <text:p><text:s text:c="2"/>setting some float / integer to a particular value,</text:p>
            <text:p><text:s text:c="2"/><text:span text:style-name="T2">dynamically allocate memory and initialise a pointer</text:span> with the address,</text:p>
            <text:p><text:s text:c="2"/>etc.</text:p>
          </draw:text-box>
        </draw:frame>
        <draw:frame draw:style-name="gr1" draw:layer="layout" svg:width="19.87cm" svg:height="2.384cm" svg:x="1.4cm" svg:y="8.201cm">
          <draw:text-box>
            <text:p>We explicitly define destructors typically for "<text:span text:style-name="T2">clean-up</text:span>". For example,</text:p>
            <text:p><text:s text:c="2"/><text:span text:style-name="T2">deallocate memory</text:span> which is blocked by the object,</text:p>
            <text:p><text:s text:c="2"/>etc.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layer="layout" svg:width="24.7cm" svg:height="19.575cm" svg:x="1.6cm" svg:y="0.9cm">
          <draw:text-box>
            <text:p><text:span text:style-name="T1">Summery</text:span></text:p>
            <text:p/>
            <text:list text:style-name="L1">
              <text:list-item>
                <text:p>Classes can have both data and function as members.</text:p>
              </text:list-item>
            </text:list>
            <text:p/>
            <text:list text:continue-numbering="true" text:style-name="L1">
              <text:list-item>
                <text:p>Members can be <text:span text:style-name="T16">public</text:span> or <text:span text:style-name="T16">private</text:span> (or protected).</text:p>
              </text:list-item>
            </text:list>
            <text:p/>
            <text:list text:continue-numbering="true" text:style-name="L1">
              <text:list-item>
                <text:p>Any member function can access any other member like global variable/function.</text:p>
              </text:list-item>
            </text:list>
            <text:p/>
            <text:list text:continue-numbering="true" text:style-name="L1">
              <text:list-item>
                <text:p>User of the class can access only public members.</text:p>
              </text:list-item>
            </text:list>
            <text:p/>
            <text:list text:continue-numbering="true" text:style-name="L1">
              <text:list-item>
                <text:p>Member functions access other member by just their name</text:p>
              </text:list-item>
            </text:list>
            <text:p/>
            <text:list text:continue-numbering="true" text:style-name="L1">
              <text:list-item>
                <text:p>User of a class access a member of an object by <text:span text:style-name="T17">&lt;object_name&gt;</text:span><text:span text:style-name="T8">.</text:span><text:span text:style-name="T17">&lt;member_name&gt;</text:span></text:p>
              </text:list-item>
            </text:list>
            <text:p/>
            <text:list text:continue-numbering="true" text:style-name="L1">
              <text:list-item>
                <text:p>It is better to only declare a member function inside class definition</text:p>
              </text:list-item>
            </text:list>
            <text:p><text:s text:c="25"/>and define the member function outside class definition.</text:p>
            <text:p/>
            <text:list text:continue-numbering="true" text:style-name="L1">
              <text:list-item>
                <text:p>When defining a member function outside class definition write <text:span text:style-name="T17">&lt;class_name&gt;::</text:span></text:p>
              </text:list-item>
            </text:list>
            <text:p><text:s text:c="4"/>before the function name.</text:p>
            <text:p/>
            <text:list text:continue-numbering="true" text:style-name="L1">
              <text:list-item>
                <text:p><text:span text:style-name="T18">Constructor and destructors</text:span> are implicitly defined member functions</text:p>
              </text:list-item>
            </text:list>
            <text:p><text:s text:c="4"/>which are automatically called when an object is created and destroyed respectively</text:p>
            <text:p/>
            <text:list text:continue-numbering="true" text:style-name="L1">
              <text:list-item>
                <text:p>We may explicitly redefine constructor/destructor, but it is not mandatory.</text:p>
              </text:list-item>
            </text:list>
            <text:p/>
            <text:list text:continue-numbering="true" text:style-name="L1">
              <text:list-item>
                <text:p>They always have the names <text:span text:style-name="T17">&lt;class_name&gt;</text:span> and <text:span text:style-name="T17">~&lt;class_name&gt;</text:span> respectively</text:p>
              </text:list-item>
            </text:list>
            <text:p><text:s text:c="4"/>and they do not have any return-type (not even void).</text:p>
          </draw:text-box>
        </draw:frame>
        <draw:line draw:style-name="gr8" draw:text-style-name="P3" draw:layer="layout" svg:x1="21cm" svg:y1="2.4cm" svg:x2="14.6cm" svg:y2="4cm">
          <text:p/>
        </draw:line>
        <draw:frame draw:style-name="gr1" draw:layer="layout" svg:width="5.078cm" svg:height="1.673cm" svg:x="20.8cm" svg:y="2cm">
          <draw:text-box>
            <text:p>protected will be</text:p>
            <text:p>explained later 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4" draw:text-style-name="P3" draw:layer="layout" svg:width="6.2cm" svg:height="2.5cm" svg:x="1.7cm" svg:y="3cm">
          <text:p text:style-name="P3">a pointer to</text:p>
          <text:p text:style-name="P3">store the address</text:p>
          <text:p text:style-name="P3">of the <text:span text:style-name="T2">previous</text:span> node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5.1cm" svg:height="2.5cm" svg:x="7.9cm" svg:y="3cm">
          <text:p text:style-name="P3">A collection of</text:p>
          <text:p text:style-name="P3">data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6.2cm" svg:height="2.5cm" svg:x="13cm" svg:y="3cm">
          <text:p text:style-name="P3">a pointer to</text:p>
          <text:p text:style-name="P3">store the address</text:p>
          <text:p text:style-name="P3">of the <text:span text:style-name="T2">next</text:span> node</text:p>
          <draw:enhanced-geometry svg:viewBox="0 0 21600 21600" draw:type="rectangle" draw:enhanced-path="M 0 0 L 21600 0 21600 21600 0 21600 0 0 Z N"/>
        </draw:custom-shape>
        <draw:frame draw:style-name="gr1" draw:layer="layout" svg:width="8.74cm" svg:height="0.962cm" svg:x="1.4cm" svg:y="1.2cm">
          <draw:text-box>
            <text:p>A node for a doubly linked list</text:p>
          </draw:text-box>
        </draw:frame>
        <draw:frame draw:style-name="gr1" draw:layer="layout" svg:width="5.925cm" svg:height="2.384cm" svg:x="7.8cm" svg:y="5.7cm">
          <draw:text-box>
            <text:p>to simplify things</text:p>
            <text:p>use shall use just</text:p>
            <text:p>one integer as data</text:p>
          </draw:text-box>
        </draw:frame>
        <draw:frame draw:style-name="gr1" draw:text-style-name="P2" draw:layer="layout" svg:width="5.455cm" svg:height="4.595cm" svg:x="2cm" svg:y="10.2cm">
          <draw:text-box>
            <text:p><text:span text:style-name="T3">struct node</text:span></text:p>
            <text:p><text:span text:style-name="T3">{</text:span></text:p>
            <text:p><text:span text:style-name="T3"><text:s text:c="2"/></text:span><text:span text:style-name="T3">int data;</text:span></text:p>
            <text:p><text:span text:style-name="T3"><text:s text:c="2"/></text:span><text:span text:style-name="T3">node *prev;</text:span></text:p>
            <text:p><text:span text:style-name="T3"><text:s text:c="2"/></text:span><text:span text:style-name="T3">node *next;</text:span></text:p>
            <text:p><text:span text:style-name="T3">};</text:span></text:p>
          </draw:text-box>
        </draw:frame>
        <draw:frame draw:style-name="gr1" draw:layer="layout" svg:width="21.157cm" svg:height="1.733cm" svg:x="1.8cm" svg:y="15.4cm">
          <draw:text-box>
            <text:p>If we have pointer<text:span text:style-name="T4"> n </text:span>to a node <text:s/>then,</text:p>
            <text:p><text:s/><text:span text:style-name="T2">n-&gt;prev</text:span> and <text:span text:style-name="T2">n-&gt;nex</text:span>t are pointers to previous and next node respectively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6" draw:text-style-name="P3" draw:layer="layout" svg:width="1.2cm" svg:height="1.2cm" svg:x="1.8cm" svg:y="3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4.2cm" svg:y="3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cm" svg:height="1.2cm" svg:x="3cm" svg:y="3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7cm" svg:y="3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9.4cm" svg:y="3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2cm" svg:height="1.2cm" svg:x="8.2cm" svg:y="3.6cm">
          <text:p text:style-name="P3">12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12.2cm" svg:y="3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14.6cm" svg:y="3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2cm" svg:height="1.2cm" svg:x="13.4cm" svg:y="3.6cm">
          <text:p text:style-name="P3">76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17.4cm" svg:y="3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19.8cm" svg:y="3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2cm" svg:height="1.2cm" svg:x="18.6cm" svg:y="3.6cm">
          <text:p text:style-name="P3">35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22.6cm" svg:y="3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25cm" svg:y="3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2cm" svg:height="1.2cm" svg:x="23.8cm" svg:y="3.6cm">
          <text:p text:style-name="P3">24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4.8cm" svg:y1="4cm" svg:x2="7cm" svg:y2="4cm">
          <text:p/>
        </draw:line>
        <draw:line draw:style-name="gr7" draw:text-style-name="P3" draw:layer="layout" svg:x1="7.6cm" svg:y1="4.4cm" svg:x2="5.4cm" svg:y2="4.4cm">
          <text:p/>
        </draw:line>
        <draw:line draw:style-name="gr7" draw:text-style-name="P3" draw:layer="layout" svg:x1="10cm" svg:y1="4cm" svg:x2="12.2cm" svg:y2="4cm">
          <text:p/>
        </draw:line>
        <draw:line draw:style-name="gr7" draw:text-style-name="P3" draw:layer="layout" svg:x1="12.8cm" svg:y1="4.4cm" svg:x2="10.6cm" svg:y2="4.4cm">
          <text:p/>
        </draw:line>
        <draw:line draw:style-name="gr7" draw:text-style-name="P3" draw:layer="layout" svg:x1="15.2cm" svg:y1="4cm" svg:x2="17.4cm" svg:y2="4cm">
          <text:p/>
        </draw:line>
        <draw:line draw:style-name="gr7" draw:text-style-name="P3" draw:layer="layout" svg:x1="18cm" svg:y1="4.4cm" svg:x2="15.8cm" svg:y2="4.4cm">
          <text:p/>
        </draw:line>
        <draw:line draw:style-name="gr7" draw:text-style-name="P3" draw:layer="layout" svg:x1="20.4cm" svg:y1="4cm" svg:x2="22.6cm" svg:y2="4cm">
          <text:p/>
        </draw:line>
        <draw:line draw:style-name="gr7" draw:text-style-name="P3" draw:layer="layout" svg:x1="23.2cm" svg:y1="4.4cm" svg:x2="21cm" svg:y2="4.4cm">
          <text:p/>
        </draw:line>
        <draw:line draw:style-name="gr7" draw:text-style-name="P3" xml:id="id2" draw:id="id2" draw:layer="layout" svg:x1="27.5cm" svg:y1="4.4cm" svg:x2="26.208cm" svg:y2="4.4cm">
          <text:p/>
        </draw:line>
        <draw:line draw:style-name="gr7" draw:text-style-name="P3" xml:id="id3" draw:id="id3" draw:layer="layout" svg:x1="1cm" svg:y1="4cm" svg:x2="1.793cm" svg:y2="4cm">
          <text:p/>
        </draw:line>
        <draw:line draw:style-name="gr4" draw:text-style-name="P3" xml:id="id4" draw:id="id4" draw:layer="layout" svg:x1="25.6cm" svg:y1="4cm" svg:x2="27cm" svg:y2="4cm">
          <text:p/>
        </draw:line>
        <draw:line draw:style-name="gr4" draw:text-style-name="P3" xml:id="id1" draw:id="id1" draw:layer="layout" svg:x1="0.6cm" svg:y1="4.4cm" svg:x2="2.4cm" svg:y2="4.4cm">
          <text:p/>
        </draw:line>
        <draw:connector draw:style-name="gr18" draw:text-style-name="P3" draw:layer="layout" draw:line-skew="-1.227cm" svg:x1="0.6cm" svg:y1="4.4cm" svg:x2="27.5cm" svg:y2="4.4cm" draw:start-shape="id1" draw:start-glue-point="3" draw:end-shape="id2" draw:end-glue-point="1" svg:d="M600 4400v-1900h26900v1900" svg:viewBox="0 0 26901 1901">
          <text:p/>
        </draw:connector>
        <draw:connector draw:style-name="gr18" draw:text-style-name="P3" draw:layer="layout" draw:line-skew="-0.327cm" svg:x1="1cm" svg:y1="4cm" svg:x2="27cm" svg:y2="4cm" draw:start-shape="id3" draw:start-glue-point="3" draw:end-shape="id4" draw:end-glue-point="1" svg:d="M1000 4000v-1000h26000v1000" svg:viewBox="0 0 26001 1001">
          <text:p/>
        </draw:connector>
        <draw:frame draw:style-name="gr1" draw:text-style-name="P1" draw:layer="layout" svg:width="24.458cm" svg:height="0.962cm" svg:x="1cm" svg:y="1.1cm">
          <draw:text-box>
            <text:p><text:span text:style-name="T2">A circular doubly linked list with sentinel (containing integer data 12, 76, 35, 24)</text:span></text:p>
          </draw:text-box>
        </draw:frame>
        <draw:frame draw:style-name="gr1" draw:layer="layout" svg:width="2.682cm" svg:height="0.962cm" svg:x="2.3cm" svg:y="4.681cm">
          <draw:text-box>
            <text:p>sentinel</text:p>
          </draw:text-box>
        </draw:frame>
        <draw:frame draw:style-name="gr1" draw:text-style-name="P1" draw:layer="layout" svg:width="3.537cm" svg:height="0.962cm" svg:x="1.7cm" svg:y="6.9cm">
          <draw:text-box>
            <text:p><text:span text:style-name="T2">Empty list</text:span></text:p>
          </draw:text-box>
        </draw:frame>
        <draw:custom-shape draw:style-name="gr16" draw:text-style-name="P3" draw:layer="layout" svg:width="1.2cm" svg:height="1.2cm" svg:x="1.8cm" svg:y="9.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4.2cm" svg:y="9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cm" svg:height="1.2cm" svg:x="3cm" svg:y="9.3cm">
          <text:p/>
          <draw:enhanced-geometry svg:viewBox="0 0 21600 21600" draw:type="rectangle" draw:enhanced-path="M 0 0 L 21600 0 21600 21600 0 21600 0 0 Z N"/>
        </draw:custom-shape>
        <draw:line draw:style-name="gr7" draw:text-style-name="P3" xml:id="id6" draw:id="id6" draw:layer="layout" svg:x1="6.7cm" svg:y1="10.1cm" svg:x2="5.408cm" svg:y2="10.1cm">
          <text:p/>
        </draw:line>
        <draw:line draw:style-name="gr7" draw:text-style-name="P3" xml:id="id7" draw:id="id7" draw:layer="layout" svg:x1="1cm" svg:y1="9.7cm" svg:x2="1.793cm" svg:y2="9.7cm">
          <text:p/>
        </draw:line>
        <draw:line draw:style-name="gr4" draw:text-style-name="P3" xml:id="id8" draw:id="id8" draw:layer="layout" svg:x1="4.8cm" svg:y1="9.7cm" svg:x2="6.2cm" svg:y2="9.7cm">
          <text:p/>
        </draw:line>
        <draw:line draw:style-name="gr4" draw:text-style-name="P3" xml:id="id5" draw:id="id5" draw:layer="layout" svg:x1="0.6cm" svg:y1="10.1cm" svg:x2="2.4cm" svg:y2="10.1cm">
          <text:p/>
        </draw:line>
        <draw:connector draw:style-name="gr18" draw:text-style-name="P3" draw:layer="layout" draw:line-skew="-1.227cm" svg:x1="0.6cm" svg:y1="10.1cm" svg:x2="6.7cm" svg:y2="10.1cm" draw:start-shape="id5" draw:start-glue-point="3" draw:end-shape="id6" draw:end-glue-point="1" svg:d="M600 10100v-1900h6100v1900" svg:viewBox="0 0 6101 1901">
          <text:p/>
        </draw:connector>
        <draw:connector draw:style-name="gr18" draw:text-style-name="P3" draw:layer="layout" draw:line-skew="-0.327cm" svg:x1="1cm" svg:y1="9.7cm" svg:x2="6.2cm" svg:y2="9.7cm" draw:start-shape="id7" draw:start-glue-point="3" draw:end-shape="id8" draw:end-glue-point="1" svg:d="M1000 9700v-1000h5200v1000" svg:viewBox="0 0 5201 1001">
          <text:p/>
        </draw:connector>
        <draw:frame draw:style-name="gr1" draw:layer="layout" svg:width="2.682cm" svg:height="0.962cm" svg:x="2.3cm" svg:y="10.381cm">
          <draw:text-box>
            <text:p>sentinel</text:p>
          </draw:text-box>
        </draw:frame>
        <draw:frame draw:style-name="gr1" draw:layer="layout" svg:width="21.965cm" svg:height="5.939cm" svg:x="1.975cm" svg:y="12.8cm">
          <draw:text-box>
            <text:p>Sentinel is a dummy node which does not store data.</text:p>
            <text:p>It acts as a boundary between the first and last node.</text:p>
            <text:p/>
            <text:p>It ensures that the list always (even when empty) contains at least one node.</text:p>
            <text:p>We need not worry about handling NULL addresses separately.</text:p>
            <text:p>(Trying to dereference NULL pointer leads to Segmentation fault)</text:p>
            <text:p/>
            <text:p>Makes the coding lot easier.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16" draw:text-style-name="P3" draw:layer="layout" svg:width="1.2cm" svg:height="1.2cm" svg:x="1.8cm" svg:y="2.39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4.2cm" svg:y="2.39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cm" svg:height="1.2cm" svg:x="3cm" svg:y="2.39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7cm" svg:y="2.39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9.4cm" svg:y="2.39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2cm" svg:height="1.2cm" svg:x="8.2cm" svg:y="2.393cm">
          <text:p text:style-name="P3">12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12.2cm" svg:y="2.39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14.6cm" svg:y="2.39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2cm" svg:height="1.2cm" svg:x="13.4cm" svg:y="2.393cm">
          <text:p text:style-name="P3">76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17.4cm" svg:y="2.39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19.8cm" svg:y="2.39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2cm" svg:height="1.2cm" svg:x="18.6cm" svg:y="2.393cm">
          <text:p text:style-name="P3">35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22.6cm" svg:y="2.39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25cm" svg:y="2.39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2cm" svg:height="1.2cm" svg:x="23.8cm" svg:y="2.393cm">
          <text:p text:style-name="P3">24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4.8cm" svg:y1="2.793cm" svg:x2="7cm" svg:y2="2.793cm">
          <text:p/>
        </draw:line>
        <draw:line draw:style-name="gr7" draw:text-style-name="P3" draw:layer="layout" svg:x1="7.6cm" svg:y1="3.193cm" svg:x2="5.4cm" svg:y2="3.193cm">
          <text:p/>
        </draw:line>
        <draw:line draw:style-name="gr7" draw:text-style-name="P3" draw:layer="layout" svg:x1="10cm" svg:y1="2.793cm" svg:x2="12.2cm" svg:y2="2.793cm">
          <text:p/>
        </draw:line>
        <draw:line draw:style-name="gr7" draw:text-style-name="P3" draw:layer="layout" svg:x1="12.8cm" svg:y1="3.193cm" svg:x2="10.6cm" svg:y2="3.193cm">
          <text:p/>
        </draw:line>
        <draw:line draw:style-name="gr7" draw:text-style-name="P3" draw:layer="layout" svg:x1="15.2cm" svg:y1="2.793cm" svg:x2="17.4cm" svg:y2="2.793cm">
          <text:p/>
        </draw:line>
        <draw:line draw:style-name="gr7" draw:text-style-name="P3" draw:layer="layout" svg:x1="18cm" svg:y1="3.193cm" svg:x2="15.8cm" svg:y2="3.193cm">
          <text:p/>
        </draw:line>
        <draw:line draw:style-name="gr7" draw:text-style-name="P3" draw:layer="layout" svg:x1="20.4cm" svg:y1="2.793cm" svg:x2="22.6cm" svg:y2="2.793cm">
          <text:p/>
        </draw:line>
        <draw:line draw:style-name="gr7" draw:text-style-name="P3" draw:layer="layout" svg:x1="23.2cm" svg:y1="3.193cm" svg:x2="21cm" svg:y2="3.193cm">
          <text:p/>
        </draw:line>
        <draw:line draw:style-name="gr7" draw:text-style-name="P3" xml:id="id10" draw:id="id10" draw:layer="layout" svg:x1="27.5cm" svg:y1="3.193cm" svg:x2="26.208cm" svg:y2="3.193cm">
          <text:p/>
        </draw:line>
        <draw:line draw:style-name="gr7" draw:text-style-name="P3" xml:id="id11" draw:id="id11" draw:layer="layout" svg:x1="1cm" svg:y1="2.793cm" svg:x2="1.793cm" svg:y2="2.793cm">
          <text:p/>
        </draw:line>
        <draw:line draw:style-name="gr4" draw:text-style-name="P3" xml:id="id12" draw:id="id12" draw:layer="layout" svg:x1="25.6cm" svg:y1="2.793cm" svg:x2="27cm" svg:y2="2.793cm">
          <text:p/>
        </draw:line>
        <draw:line draw:style-name="gr4" draw:text-style-name="P3" xml:id="id9" draw:id="id9" draw:layer="layout" svg:x1="0.6cm" svg:y1="3.193cm" svg:x2="2.4cm" svg:y2="3.193cm">
          <text:p/>
        </draw:line>
        <draw:connector draw:style-name="gr18" draw:text-style-name="P3" draw:layer="layout" draw:line-skew="-1.227cm" svg:x1="0.6cm" svg:y1="3.193cm" svg:x2="27.5cm" svg:y2="3.193cm" draw:start-shape="id9" draw:start-glue-point="3" draw:end-shape="id10" draw:end-glue-point="1" svg:d="M600 3193v-1900h26900v1900" svg:viewBox="0 0 26901 1901">
          <text:p/>
        </draw:connector>
        <draw:connector draw:style-name="gr18" draw:text-style-name="P3" draw:layer="layout" draw:line-skew="-0.327cm" svg:x1="1cm" svg:y1="2.793cm" svg:x2="27cm" svg:y2="2.793cm" draw:start-shape="id11" draw:start-glue-point="3" draw:end-shape="id12" draw:end-glue-point="1" svg:d="M1000 2793v-1000h26000v1000" svg:viewBox="0 0 26001 1001">
          <text:p/>
        </draw:connector>
        <draw:frame draw:style-name="gr1" draw:layer="layout" svg:width="2.682cm" svg:height="0.962cm" svg:x="2.3cm" svg:y="3.474cm">
          <draw:text-box>
            <text:p>sentinel</text:p>
          </draw:text-box>
        </draw:frame>
        <draw:frame draw:style-name="gr1" draw:layer="layout" svg:width="26.592cm" svg:height="5.228cm" svg:x="0.6cm" svg:y="5.8cm">
          <draw:text-box>
            <text:p><text:span text:style-name="T2">To traverse the list or search the list for a node satisfying some criteria</text:span>,</text:p>
            <text:p/>
            <text:p><text:s/>We maintain a pointer, say 't', to the "current" node and run a loop with t as the loop variable.</text:p>
            <text:p/>
            <text:p><text:s/>We start with the sentinel and continue until we reach the last node.</text:p>
            <text:p><text:s/>or</text:p>
            <text:p><text:s/>We start with the first node after sentinel and continue until we reach the sentinel </text:p>
          </draw:text-box>
        </draw:frame>
        <draw:frame draw:style-name="gr1" draw:layer="layout" svg:width="3.499cm" svg:height="0.962cm" svg:x="1.9cm" svg:y="4.2cm">
          <draw:text-box>
            <text:p>Address: s</text:p>
          </draw:text-box>
        </draw:frame>
        <draw:frame draw:style-name="gr1" draw:layer="layout" svg:width="13.752cm" svg:height="5.939cm" svg:x="0.9cm" svg:y="13.3cm">
          <draw:text-box>
            <text:p><text:span text:style-name="T2">Notice that</text:span></text:p>
            <text:p/>
            <text:p>t <text:s text:c="2"/>is <text:s text:c="2"/>s <text:s text:c="12"/>when we are at the sentinel.</text:p>
            <text:p>t <text:s text:c="2"/>is <text:s text:c="2"/>s-&gt;next <text:s text:c="2"/>when we are at the first node.</text:p>
            <text:p/>
            <text:p>t-&gt;next is <text:s text:c="2"/>is <text:s text:c="2"/>s <text:s text:c="2"/>when we are at the last node.</text:p>
            <text:p/>
            <text:p>t = t-&gt;next <text:s text:c="3"/>makes t point to the next node.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layer="layout" svg:width="25.026cm" svg:height="14.052cm" svg:x="1cm" svg:y="0.8cm">
          <draw:text-box>
            <text:p><text:span text:style-name="T2">Let us create a class for our circular doubly linked list</text:span></text:p>
            <text:p/>
            <text:p>We shall provide the following functionalities to the user as member functions</text:p>
            <text:p><text:s text:c="2"/><text:span text:style-name="T3">push_front(x)</text:span> - should create a node, with data x, in front of the list.</text:p>
            <text:p><text:s text:c="2"/><text:span text:style-name="T3">pop_front()</text:span> - should remove the node in front and return the integer contained in it.</text:p>
            <text:p/>
            <text:p>What should be the declarations for these functions ?</text:p>
            <text:p><text:s text:c="2"/><text:span text:style-name="T4">void push_front(int); <text:s text:c="4"/></text:span><text:span text:style-name="T19">and these should be public</text:span></text:p>
            <text:p><text:span text:style-name="T4"><text:s/></text:span><text:span text:style-name="T4">int pop_front(void);</text:span></text:p>
            <text:p><text:span text:style-name="T4"/></text:p>
            <text:p><text:span text:style-name="T20">Similarly we may also declare,</text:span></text:p>
            <text:p><text:span text:style-name="T20"><text:s text:c="2"/></text:span><text:span text:style-name="T4">void push_back(int);</text:span></text:p>
            <text:p><text:span text:style-name="T4"><text:s/></text:span><text:span text:style-name="T4">int pop_back(void);</text:span></text:p>
            <text:p><text:span text:style-name="T20"/></text:p>
            <text:p><text:span text:style-name="T20">In order to implement these functions we need to maintain a pointer to the sentinel.</text:span></text:p>
            <text:p><text:span text:style-name="T20">This pointer will be used only by the member functions.</text:span></text:p>
            <text:p><text:span text:style-name="T20">User doesn't need to access this pointer directly.</text:span></text:p>
            <text:p><text:span text:style-name="T20"/></text:p>
            <text:p><text:span text:style-name="T4"><text:s/></text:span><text:span text:style-name="T4">node *s;</text:span><text:span text:style-name="T19"> <text:s/>(this should be private)</text:span></text:p>
          </draw:text-box>
        </draw:frame>
        <draw:frame draw:style-name="gr6" draw:text-style-name="P2" draw:layer="layout" svg:width="9.295cm" svg:height="8.245cm" svg:x="18.384cm" svg:y="12.5cm">
          <draw:text-box>
            <text:p><text:span text:style-name="T3">class list</text:span></text:p>
            <text:p><text:span text:style-name="T3">{</text:span></text:p>
            <text:p><text:span text:style-name="T3"><text:s text:c="2"/></text:span><text:span text:style-name="T3">private:</text:span></text:p>
            <text:p><text:span text:style-name="T3"><text:s text:c="2"/></text:span><text:span text:style-name="T3">node *s;</text:span></text:p>
            <text:p><text:span text:style-name="T3"/></text:p>
            <text:p><text:span text:style-name="T3"><text:s text:c="2"/></text:span><text:span text:style-name="T3">public:</text:span></text:p>
            <text:p><text:span text:style-name="T3"><text:s text:c="2"/></text:span><text:span text:style-name="T3">void push_front(int);</text:span></text:p>
            <text:p><text:span text:style-name="T3"><text:s text:c="2"/></text:span><text:span text:style-name="T3">int pop_front(void);</text:span></text:p>
            <text:p><text:span text:style-name="T3"><text:s text:c="2"/></text:span><text:span text:style-name="T3">void push_back(int);</text:span></text:p>
            <text:p><text:span text:style-name="T3"><text:s text:c="2"/></text:span><text:span text:style-name="T3">int pop_back(void);</text:span></text:p>
            <text:p><text:span text:style-name="T3">};</text:span></text:p>
          </draw:text-box>
        </draw:frame>
        <draw:custom-shape draw:style-name="gr19" draw:text-style-name="P3" draw:layer="layout" svg:width="0.6cm" svg:height="1.6cm" svg:x="9.9cm" svg:y="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layer="layout" svg:width="23.722cm" svg:height="8.942cm" svg:x="1cm" svg:y="0.4cm">
          <draw:text-box>
            <text:p><text:span text:style-name="T1">Let us create a class for our circular doubly linked list</text:span></text:p>
            <text:p><text:span text:style-name="T21"/></text:p>
            <text:p><text:s text:c="2"/><text:span text:style-name="T4">void push_front(int); <text:s text:c="4"/></text:span></text:p>
            <text:p><text:span text:style-name="T4"><text:s/></text:span><text:span text:style-name="T4">int pop_front(void); <text:s text:c="4"/></text:span><text:span text:style-name="T19">these should be public</text:span></text:p>
            <text:p><text:span text:style-name="T20"><text:s text:c="2"/></text:span><text:span text:style-name="T4">void push_back(int);</text:span></text:p>
            <text:p><text:span text:style-name="T4"><text:s/></text:span><text:span text:style-name="T4">int pop_back(void);</text:span></text:p>
            <text:p><text:span text:style-name="T22"/></text:p>
            <text:p><text:span text:style-name="T20">In order to implement these functions we need to maintain a pointer to the sentinel.</text:span></text:p>
            <text:p><text:span text:style-name="T20">This pointer will be used only by the member functions.</text:span></text:p>
            <text:p><text:span text:style-name="T20">User doesn't need to access this pointer directly.</text:span></text:p>
            <text:p><text:span text:style-name="T20"/></text:p>
            <text:p><text:span text:style-name="T4"><text:s/></text:span><text:span text:style-name="T4">node *s;</text:span><text:span text:style-name="T19"> <text:s/>(this should be private)</text:span></text:p>
          </draw:text-box>
        </draw:frame>
        <draw:custom-shape draw:style-name="gr19" draw:text-style-name="P3" draw:layer="layout" svg:width="0.6cm" svg:height="3cm" svg:x="9.9cm" svg:y="1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layer="layout" svg:width="14.7cm" svg:height="4.53cm" svg:x="1.4cm" svg:y="9.4cm">
          <draw:text-box>
            <text:p><text:span text:style-name="T2">s</text:span> is just a pointer. When we create a list we should</text:p>
            <text:p>create the sentinel node (dynamically) and</text:p>
            <text:p>store the address of sentinel in s.</text:p>
            <text:p/>
            <text:p>We need an <text:span text:style-name="T2">explicit constructor.</text:span></text:p>
            <text:p><text:span text:style-name="T4"><text:s/></text:span><text:span text:style-name="T4">list();</text:span><text:span text:style-name="T19"> <text:s text:c="2"/>(shuold be public)</text:span></text:p>
          </draw:text-box>
        </draw:frame>
        <draw:frame draw:style-name="gr1" draw:layer="layout" svg:width="7.919cm" svg:height="3.858cm" svg:x="1.6cm" svg:y="14.2cm">
          <draw:text-box>
            <text:p><text:span text:style-name="T2">Definition of constructor</text:span></text:p>
            <text:p><text:span text:style-name="T3">list::list()</text:span></text:p>
            <text:p><text:span text:style-name="T3">{</text:span></text:p>
            <text:p><text:span text:style-name="T3"><text:s text:c="2"/></text:span><text:span text:style-name="T3">s = new node;</text:span></text:p>
            <text:p><text:span text:style-name="T3">}</text:span></text:p>
          </draw:text-box>
        </draw:frame>
        <draw:frame draw:style-name="gr6" draw:text-style-name="P2" draw:layer="layout" svg:width="9.295cm" svg:height="10.417cm" svg:x="18.385cm" svg:y="9.401cm">
          <draw:text-box>
            <text:p><text:span text:style-name="T3">class list</text:span></text:p>
            <text:p><text:span text:style-name="T3">{</text:span></text:p>
            <text:p><text:span text:style-name="T3"><text:s text:c="2"/></text:span><text:span text:style-name="T3">private:</text:span></text:p>
            <text:p><text:span text:style-name="T3"><text:s text:c="2"/></text:span><text:span text:style-name="T3">node *s;</text:span></text:p>
            <text:p><text:span text:style-name="T3"/></text:p>
            <text:p><text:span text:style-name="T3"><text:s text:c="2"/></text:span><text:span text:style-name="T3">public:</text:span></text:p>
            <text:p><text:span text:style-name="T3"><text:s text:c="2"/></text:span><text:span text:style-name="T3">void push_front(int);</text:span></text:p>
            <text:p><text:span text:style-name="T3"><text:s text:c="2"/></text:span><text:span text:style-name="T3">int pop_front(void);</text:span></text:p>
            <text:p><text:span text:style-name="T3"><text:s text:c="2"/></text:span><text:span text:style-name="T3">void push_back(int);</text:span></text:p>
            <text:p><text:span text:style-name="T3"><text:s text:c="2"/></text:span><text:span text:style-name="T3">int pop_back(void);</text:span></text:p>
            <text:p><text:span text:style-name="T3"><text:s text:c="2"/></text:span></text:p>
            <text:p><text:span text:style-name="T3"><text:s text:c="2"/></text:span><text:span text:style-name="T3">list();</text:span></text:p>
            <text:p><text:span text:style-name="T3"><text:s text:c="2"/></text:span><text:span text:style-name="T3">~list();</text:span></text:p>
            <text:p><text:span text:style-name="T3">};</text:span></text:p>
          </draw:text-box>
        </draw:frame>
        <draw:frame draw:style-name="gr1" draw:layer="layout" svg:width="14.349cm" svg:height="1.673cm" svg:x="1.2cm" svg:y="17.985cm">
          <draw:text-box>
            <text:p>We also need an <text:span text:style-name="T2">explicit destructor</text:span></text:p>
            <text:p><text:s/>to delete all the nodes when the list is destroyed.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layer="layout" svg:width="13.964cm" svg:height="6.741cm" svg:x="1.4cm" svg:y="0.3cm">
          <draw:text-box>
            <text:p><text:span text:style-name="T2">A function to check whether the list is empty</text:span></text:p>
            <text:p/>
            <text:p><text:span text:style-name="T3">bool isempty(void);</text:span></text:p>
            <text:p><text:span text:style-name="T3"/></text:p>
            <text:p><text:span text:style-name="T3">bool list::isempty(void)</text:span></text:p>
            <text:p><text:span text:style-name="T3">{</text:span></text:p>
            <text:p><text:span text:style-name="T3"><text:tab/></text:span><text:span text:style-name="T3">if(s-&gt;next == s) return true;</text:span></text:p>
            <text:p><text:span text:style-name="T3"><text:tab/></text:span><text:span text:style-name="T3">else return false;</text:span></text:p>
            <text:p><text:span text:style-name="T3">}</text:span></text:p>
          </draw:text-box>
        </draw:frame>
        <draw:frame draw:style-name="gr1" draw:text-style-name="P1" draw:layer="layout" svg:width="3.537cm" svg:height="0.962cm" svg:x="19.5cm" svg:y="1.401cm">
          <draw:text-box>
            <text:p><text:span text:style-name="T2">Empty list</text:span></text:p>
          </draw:text-box>
        </draw:frame>
        <draw:custom-shape draw:style-name="gr16" draw:text-style-name="P3" draw:layer="layout" svg:width="1.2cm" svg:height="1.2cm" svg:x="19.6cm" svg:y="3.8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22cm" svg:y="3.8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cm" svg:height="1.2cm" svg:x="20.8cm" svg:y="3.801cm">
          <text:p/>
          <draw:enhanced-geometry svg:viewBox="0 0 21600 21600" draw:type="rectangle" draw:enhanced-path="M 0 0 L 21600 0 21600 21600 0 21600 0 0 Z N"/>
        </draw:custom-shape>
        <draw:line draw:style-name="gr7" draw:text-style-name="P3" xml:id="id14" draw:id="id14" draw:layer="layout" svg:x1="24.5cm" svg:y1="4.601cm" svg:x2="23.208cm" svg:y2="4.601cm">
          <text:p/>
        </draw:line>
        <draw:line draw:style-name="gr7" draw:text-style-name="P3" xml:id="id15" draw:id="id15" draw:layer="layout" svg:x1="18.8cm" svg:y1="4.201cm" svg:x2="19.593cm" svg:y2="4.201cm">
          <text:p/>
        </draw:line>
        <draw:line draw:style-name="gr4" draw:text-style-name="P3" xml:id="id16" draw:id="id16" draw:layer="layout" svg:x1="22.6cm" svg:y1="4.201cm" svg:x2="24cm" svg:y2="4.201cm">
          <text:p/>
        </draw:line>
        <draw:line draw:style-name="gr4" draw:text-style-name="P3" xml:id="id13" draw:id="id13" draw:layer="layout" svg:x1="18.4cm" svg:y1="4.601cm" svg:x2="20.2cm" svg:y2="4.601cm">
          <text:p/>
        </draw:line>
        <draw:connector draw:style-name="gr18" draw:text-style-name="P3" draw:layer="layout" draw:line-skew="-1.227cm" svg:x1="18.4cm" svg:y1="4.601cm" svg:x2="24.5cm" svg:y2="4.601cm" draw:start-shape="id13" draw:start-glue-point="3" draw:end-shape="id14" draw:end-glue-point="1" svg:d="M18400 4601v-1900h6100v1900" svg:viewBox="0 0 6101 1901">
          <text:p/>
        </draw:connector>
        <draw:connector draw:style-name="gr18" draw:text-style-name="P3" draw:layer="layout" draw:line-skew="-0.327cm" svg:x1="18.8cm" svg:y1="4.201cm" svg:x2="24cm" svg:y2="4.201cm" draw:start-shape="id15" draw:start-glue-point="3" draw:end-shape="id16" draw:end-glue-point="1" svg:d="M18800 4201v-1000h5200v1000" svg:viewBox="0 0 5201 1001">
          <text:p/>
        </draw:connector>
        <draw:frame draw:style-name="gr1" draw:layer="layout" svg:width="3.499cm" svg:height="1.673cm" svg:x="20.1cm" svg:y="4.882cm">
          <draw:text-box>
            <text:p>sentinel</text:p>
            <text:p>Address: s</text:p>
          </draw:text-box>
        </draw:frame>
        <draw:frame draw:style-name="gr1" draw:layer="layout" svg:width="16.992cm" svg:height="6.741cm" svg:x="1.4cm" svg:y="13.701cm">
          <draw:text-box>
            <text:p><text:span text:style-name="T2">A function to print the entire list</text:span></text:p>
            <text:p/>
            <text:p><text:span text:style-name="T3">void show(void);</text:span></text:p>
            <text:p><text:span text:style-name="T3"/></text:p>
            <text:p><text:span text:style-name="T3">bool list::show(void)</text:span></text:p>
            <text:p><text:span text:style-name="T3">{</text:span></text:p>
            <text:p><text:span text:style-name="T3"><text:tab/></text:span><text:span text:style-name="T3">for(node *t = s-&gt;next; t!=s ; t=t-&gt;next)</text:span></text:p>
            <text:p><text:span text:style-name="T3"><text:tab/></text:span><text:span text:style-name="T3"><text:tab/></text:span><text:span text:style-name="T3">cout &lt;&lt; " " &lt;&lt; t-&gt;data;</text:span></text:p>
            <text:p><text:span text:style-name="T3">}</text:span></text:p>
          </draw:text-box>
        </draw:frame>
        <draw:frame draw:style-name="gr1" draw:layer="layout" svg:width="13.934cm" svg:height="5.293cm" svg:x="1.4cm" svg:y="7.701cm">
          <draw:text-box>
            <text:p><text:span text:style-name="T2">We may implement the destructor as follows</text:span></text:p>
            <text:p/>
            <text:p><text:span text:style-name="T3">list::~list(void)</text:span></text:p>
            <text:p><text:span text:style-name="T3">{</text:span></text:p>
            <text:p><text:span text:style-name="T3"><text:tab/></text:span><text:span text:style-name="T3">while(!isempty()) pop_front();</text:span></text:p>
            <text:p><text:span text:style-name="T3"><text:tab/></text:span><text:span text:style-name="T3">delete s;</text:span></text:p>
            <text:p><text:span text:style-name="T3">}</text:span></text:p>
          </draw:text-box>
        </draw:frame>
        <draw:frame draw:style-name="gr6" draw:text-style-name="P2" draw:layer="layout" svg:width="9.295cm" svg:height="12.589cm" svg:x="18.386cm" svg:y="7.802cm">
          <draw:text-box>
            <text:p><text:span text:style-name="T3">class list</text:span></text:p>
            <text:p><text:span text:style-name="T3">{</text:span></text:p>
            <text:p><text:span text:style-name="T3"><text:s text:c="2"/></text:span><text:span text:style-name="T3">private:</text:span></text:p>
            <text:p><text:span text:style-name="T3"><text:s text:c="2"/></text:span><text:span text:style-name="T3">node *s;</text:span></text:p>
            <text:p><text:span text:style-name="T3"/></text:p>
            <text:p><text:span text:style-name="T3"><text:s text:c="2"/></text:span><text:span text:style-name="T3">public:</text:span></text:p>
            <text:p><text:span text:style-name="T3"><text:s text:c="2"/></text:span><text:span text:style-name="T3">void push_front(int);</text:span></text:p>
            <text:p><text:span text:style-name="T3"><text:s text:c="2"/></text:span><text:span text:style-name="T3">int pop_front(void);</text:span></text:p>
            <text:p><text:span text:style-name="T3"><text:s text:c="2"/></text:span><text:span text:style-name="T3">void push_back(int);</text:span></text:p>
            <text:p><text:span text:style-name="T3"><text:s text:c="2"/></text:span><text:span text:style-name="T3">int pop_back(void);</text:span></text:p>
            <text:p><text:span text:style-name="T3"><text:s text:c="2"/></text:span></text:p>
            <text:p><text:span text:style-name="T3"><text:s text:c="2"/></text:span><text:span text:style-name="T3">list();</text:span></text:p>
            <text:p><text:span text:style-name="T3"><text:s text:c="2"/></text:span><text:span text:style-name="T3">~list();</text:span></text:p>
            <text:p><text:span text:style-name="T3"/></text:p>
            <text:p><text:span text:style-name="T3"><text:s text:c="2"/></text:span><text:span text:style-name="T3">void isempty(void);</text:span></text:p>
            <text:p><text:span text:style-name="T3"><text:s text:c="2"/></text:span><text:span text:style-name="T3">void show(void);</text:span></text:p>
            <text:p><text:span text:style-name="T3">}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16" draw:text-style-name="P3" draw:layer="layout" svg:width="1.2cm" svg:height="1.2cm" svg:x="1.8cm" svg:y="3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4.2cm" svg:y="3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cm" svg:height="1.2cm" svg:x="3cm" svg:y="3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7cm" svg:y="3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9.4cm" svg:y="3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cm" svg:height="1.2cm" svg:x="8.2cm" svg:y="3.6cm">
          <text:p text:style-name="P3"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17.8cm" svg:y="3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20.2cm" svg:y="3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cm" svg:height="1.2cm" svg:x="19cm" svg:y="3.6cm">
          <text:p text:style-name="P3"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4.8cm" svg:y1="4cm" svg:x2="7cm" svg:y2="4cm">
          <text:p/>
        </draw:line>
        <draw:line draw:style-name="gr7" draw:text-style-name="P3" draw:layer="layout" svg:x1="7.6cm" svg:y1="4.4cm" svg:x2="5.4cm" svg:y2="4.4cm">
          <text:p/>
        </draw:line>
        <draw:line draw:style-name="gr7" draw:text-style-name="P3" draw:layer="layout" svg:x1="10cm" svg:y1="4cm" svg:x2="12.2cm" svg:y2="4cm">
          <text:p/>
        </draw:line>
        <draw:line draw:style-name="gr7" draw:text-style-name="P3" draw:layer="layout" svg:x1="12.8cm" svg:y1="4.4cm" svg:x2="10.6cm" svg:y2="4.4cm">
          <text:p/>
        </draw:line>
        <draw:line draw:style-name="gr7" draw:text-style-name="P3" draw:layer="layout" svg:x1="15.6cm" svg:y1="4cm" svg:x2="17.8cm" svg:y2="4cm">
          <text:p/>
        </draw:line>
        <draw:line draw:style-name="gr7" draw:text-style-name="P3" draw:layer="layout" svg:x1="18.4cm" svg:y1="4.4cm" svg:x2="16.2cm" svg:y2="4.4cm">
          <text:p/>
        </draw:line>
        <draw:line draw:style-name="gr7" draw:text-style-name="P3" xml:id="id18" draw:id="id18" draw:layer="layout" svg:x1="22.6cm" svg:y1="4.4cm" svg:x2="21.408cm" svg:y2="4.4cm">
          <text:p/>
        </draw:line>
        <draw:line draw:style-name="gr7" draw:text-style-name="P3" xml:id="id19" draw:id="id19" draw:layer="layout" svg:x1="1cm" svg:y1="4cm" svg:x2="1.793cm" svg:y2="4cm">
          <text:p/>
        </draw:line>
        <draw:line draw:style-name="gr4" draw:text-style-name="P3" xml:id="id20" draw:id="id20" draw:layer="layout" svg:x1="20.8cm" svg:y1="4cm" svg:x2="22.2cm" svg:y2="4cm">
          <text:p/>
        </draw:line>
        <draw:line draw:style-name="gr4" draw:text-style-name="P3" xml:id="id17" draw:id="id17" draw:layer="layout" svg:x1="0.6cm" svg:y1="4.4cm" svg:x2="2.4cm" svg:y2="4.4cm">
          <text:p/>
        </draw:line>
        <draw:connector draw:style-name="gr18" draw:text-style-name="P3" draw:layer="layout" draw:line-skew="-1.527cm" svg:x1="0.6cm" svg:y1="4.4cm" svg:x2="22.6cm" svg:y2="4.4cm" draw:start-shape="id17" draw:start-glue-point="3" draw:end-shape="id18" draw:end-glue-point="1" svg:d="M600 4400v-2200h22000v2200" svg:viewBox="0 0 22001 2201">
          <text:p/>
        </draw:connector>
        <draw:connector draw:style-name="gr18" draw:text-style-name="P3" draw:layer="layout" draw:line-skew="-0.727cm" svg:x1="1cm" svg:y1="4cm" svg:x2="22.2cm" svg:y2="4cm" draw:start-shape="id19" draw:start-glue-point="3" draw:end-shape="id20" draw:end-glue-point="1" svg:d="M1000 4000v-1400h21200v1400" svg:viewBox="0 0 21201 1401">
          <text:p/>
        </draw:connector>
        <draw:frame draw:style-name="gr1" draw:text-style-name="P1" draw:layer="layout" svg:width="12.808cm" svg:height="0.962cm" svg:x="1cm" svg:y="1.1cm">
          <draw:text-box>
            <text:p><text:span text:style-name="T2">A circular doubly linked list with sentinel</text:span></text:p>
          </draw:text-box>
        </draw:frame>
        <draw:frame draw:style-name="gr1" draw:layer="layout" svg:width="2.682cm" svg:height="0.962cm" svg:x="2.3cm" svg:y="2.681cm">
          <draw:text-box>
            <text:p>sentinel</text:p>
          </draw:text-box>
        </draw:frame>
        <draw:frame draw:style-name="gr1" draw:layer="layout" svg:width="2.636cm" svg:height="0.962cm" svg:x="12.773cm" svg:y="3.5cm">
          <draw:text-box>
            <text:p>............</text:p>
          </draw:text-box>
        </draw:frame>
        <draw:custom-shape draw:style-name="gr20" draw:text-style-name="P3" draw:layer="layout" svg:width="3.6cm" svg:height="1.2cm" svg:x="1.8cm" svg:y="3.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.6cm" svg:height="1.2cm" svg:x="7cm" svg:y="3.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.6cm" svg:height="1.2cm" svg:x="17.8cm" svg:y="3.6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3.707cm" svg:height="2.384cm" svg:x="1.793cm" svg:y="4.9cm">
          <draw:text-box>
            <text:p>Address of</text:p>
            <text:p>this node is</text:p>
            <text:p><text:span text:style-name="T2"><text:s text:c="8"/></text:span><text:span text:style-name="T2">s</text:span></text:p>
          </draw:text-box>
        </draw:frame>
        <draw:frame draw:style-name="gr1" draw:layer="layout" svg:width="3.707cm" svg:height="2.384cm" svg:x="6.894cm" svg:y="4.9cm">
          <draw:text-box>
            <text:p>Address of</text:p>
            <text:p>this node is</text:p>
            <text:p><text:span text:style-name="T2"><text:s text:c="3"/></text:span><text:span text:style-name="T2">s-&gt;next</text:span></text:p>
          </draw:text-box>
        </draw:frame>
        <draw:frame draw:style-name="gr1" draw:layer="layout" svg:width="3.707cm" svg:height="2.384cm" svg:x="17.795cm" svg:y="4.9cm">
          <draw:text-box>
            <text:p>Address of</text:p>
            <text:p>this node is</text:p>
            <text:p><text:span text:style-name="T2"><text:s text:c="3"/></text:span><text:span text:style-name="T2">s-&gt;prev</text:span></text:p>
          </draw:text-box>
        </draw:frame>
        <draw:custom-shape draw:style-name="gr16" draw:text-style-name="P3" draw:layer="layout" svg:width="1.2cm" svg:height="1.2cm" svg:x="1.8cm" svg:y="10.79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4.2cm" svg:y="10.79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cm" svg:height="1.2cm" svg:x="3cm" svg:y="10.79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7cm" svg:y="10.79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9.4cm" svg:y="10.79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cm" svg:height="1.2cm" svg:x="8.2cm" svg:y="10.79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17.8cm" svg:y="10.79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20.2cm" svg:y="10.79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cm" svg:height="1.2cm" svg:x="19cm" svg:y="10.793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4.8cm" svg:y1="11.193cm" svg:x2="7cm" svg:y2="11.193cm">
          <text:p/>
        </draw:line>
        <draw:line draw:style-name="gr7" draw:text-style-name="P3" draw:layer="layout" svg:x1="7.6cm" svg:y1="11.593cm" svg:x2="5.4cm" svg:y2="11.593cm">
          <text:p/>
        </draw:line>
        <draw:line draw:style-name="gr7" draw:text-style-name="P3" draw:layer="layout" svg:x1="10cm" svg:y1="11.193cm" svg:x2="12.2cm" svg:y2="11.193cm">
          <text:p/>
        </draw:line>
        <draw:line draw:style-name="gr7" draw:text-style-name="P3" draw:layer="layout" svg:x1="12.8cm" svg:y1="11.593cm" svg:x2="10.6cm" svg:y2="11.593cm">
          <text:p/>
        </draw:line>
        <draw:line draw:style-name="gr7" draw:text-style-name="P3" draw:layer="layout" svg:x1="15.6cm" svg:y1="11.193cm" svg:x2="17.8cm" svg:y2="11.193cm">
          <text:p/>
        </draw:line>
        <draw:line draw:style-name="gr7" draw:text-style-name="P3" draw:layer="layout" svg:x1="18.4cm" svg:y1="11.593cm" svg:x2="16.2cm" svg:y2="11.593cm">
          <text:p/>
        </draw:line>
        <draw:line draw:style-name="gr7" draw:text-style-name="P3" xml:id="id22" draw:id="id22" draw:layer="layout" svg:x1="22.6cm" svg:y1="11.593cm" svg:x2="21.408cm" svg:y2="11.593cm">
          <text:p/>
        </draw:line>
        <draw:line draw:style-name="gr7" draw:text-style-name="P3" xml:id="id23" draw:id="id23" draw:layer="layout" svg:x1="1cm" svg:y1="11.193cm" svg:x2="1.793cm" svg:y2="11.193cm">
          <text:p/>
        </draw:line>
        <draw:line draw:style-name="gr4" draw:text-style-name="P3" xml:id="id24" draw:id="id24" draw:layer="layout" svg:x1="20.8cm" svg:y1="11.193cm" svg:x2="22.2cm" svg:y2="11.193cm">
          <text:p/>
        </draw:line>
        <draw:line draw:style-name="gr4" draw:text-style-name="P3" xml:id="id21" draw:id="id21" draw:layer="layout" svg:x1="0.6cm" svg:y1="11.593cm" svg:x2="2.4cm" svg:y2="11.593cm">
          <text:p/>
        </draw:line>
        <draw:connector draw:style-name="gr18" draw:text-style-name="P3" draw:layer="layout" draw:line-skew="-1.527cm" svg:x1="0.6cm" svg:y1="11.593cm" svg:x2="22.6cm" svg:y2="11.593cm" draw:start-shape="id21" draw:start-glue-point="3" draw:end-shape="id22" draw:end-glue-point="1" svg:d="M600 11593v-2200h22000v2200" svg:viewBox="0 0 22001 2201">
          <text:p/>
        </draw:connector>
        <draw:connector draw:style-name="gr18" draw:text-style-name="P3" draw:layer="layout" draw:line-skew="-0.727cm" svg:x1="1cm" svg:y1="11.193cm" svg:x2="22.2cm" svg:y2="11.193cm" draw:start-shape="id23" draw:start-glue-point="3" draw:end-shape="id24" draw:end-glue-point="1" svg:d="M1000 11193v-1400h21200v1400" svg:viewBox="0 0 21201 1401">
          <text:p/>
        </draw:connector>
        <draw:frame draw:style-name="gr1" draw:layer="layout" svg:width="2.682cm" svg:height="0.962cm" svg:x="2.3cm" svg:y="9.874cm">
          <draw:text-box>
            <text:p>sentinel</text:p>
          </draw:text-box>
        </draw:frame>
        <draw:frame draw:style-name="gr1" draw:layer="layout" svg:width="2.636cm" svg:height="0.962cm" svg:x="12.773cm" svg:y="10.693cm">
          <draw:text-box>
            <text:p>............</text:p>
          </draw:text-box>
        </draw:frame>
        <draw:custom-shape draw:style-name="gr20" draw:text-style-name="P3" draw:layer="layout" svg:width="1.2cm" svg:height="1.2cm" svg:x="1.8cm" svg:y="10.79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2cm" svg:height="1.2cm" svg:x="7cm" svg:y="10.79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2cm" svg:height="1.2cm" svg:x="20.2cm" svg:y="10.79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2cm" svg:height="1.2cm" svg:x="4.2cm" svg:y="10.793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4.447cm" svg:height="1.673cm" draw:transform="rotate (-1.0471975511966) translate (2.037cm 11.514cm)">
          <draw:text-box>
            <text:p>This pointer is</text:p>
            <text:p><text:span text:style-name="T2">s-&gt;prev</text:span></text:p>
          </draw:text-box>
        </draw:frame>
        <draw:frame draw:style-name="gr1" draw:layer="layout" svg:width="4.447cm" svg:height="1.673cm" draw:transform="rotate (-1.0471975511966) translate (4.938cm 11.615cm)">
          <draw:text-box>
            <text:p>This pointer is</text:p>
            <text:p><text:span text:style-name="T2">s-&gt;next</text:span></text:p>
          </draw:text-box>
        </draw:frame>
        <draw:frame draw:style-name="gr1" draw:layer="layout" svg:width="4.663cm" svg:height="1.673cm" draw:transform="rotate (-1.0471975511966) translate (8.039cm 11.616cm)">
          <draw:text-box>
            <text:p>This pointer is</text:p>
            <text:p><text:span text:style-name="T2">s-&gt;next-&gt;prev</text:span></text:p>
          </draw:text-box>
        </draw:frame>
        <draw:frame draw:style-name="gr1" draw:layer="layout" svg:width="4.663cm" svg:height="1.673cm" draw:transform="rotate (-1.0471975511966) translate (21.34cm 11.617cm)">
          <draw:text-box>
            <text:p>This pointer is</text:p>
            <text:p><text:span text:style-name="T2">s-&gt;prev-&gt;nex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14" draw:text-style-name="P3" draw:layer="layout" svg:width="1.2cm" svg:height="1.2cm" svg:x="2.9cm" svg:y="1.893cm">
          <text:p text:style-name="P3">y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2cm" svg:height="1.2cm" svg:x="5.3cm" svg:y="1.893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cm" svg:height="1.2cm" svg:x="4.1cm" svg:y="1.89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2cm" svg:height="1.2cm" svg:x="8.1cm" svg:y="1.893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10.5cm" svg:y="1.89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cm" svg:height="1.2cm" svg:x="9.3cm" svg:y="1.89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18.9cm" svg:y="1.89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2cm" svg:height="1.2cm" svg:x="21.3cm" svg:y="1.893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cm" svg:height="1.2cm" svg:x="20.1cm" svg:y="1.893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9cm" svg:y1="2.293cm" svg:x2="8.1cm" svg:y2="2.293cm">
          <text:p/>
        </draw:line>
        <draw:line draw:style-name="gr7" draw:text-style-name="P3" draw:layer="layout" svg:x1="8.7cm" svg:y1="2.693cm" svg:x2="6.5cm" svg:y2="2.693cm">
          <text:p/>
        </draw:line>
        <draw:line draw:style-name="gr7" draw:text-style-name="P3" draw:layer="layout" svg:x1="11.1cm" svg:y1="2.293cm" svg:x2="13.3cm" svg:y2="2.293cm">
          <text:p/>
        </draw:line>
        <draw:line draw:style-name="gr7" draw:text-style-name="P3" draw:layer="layout" svg:x1="13.9cm" svg:y1="2.693cm" svg:x2="11.7cm" svg:y2="2.693cm">
          <text:p/>
        </draw:line>
        <draw:line draw:style-name="gr7" draw:text-style-name="P3" draw:layer="layout" svg:x1="16.7cm" svg:y1="2.293cm" svg:x2="18.9cm" svg:y2="2.293cm">
          <text:p/>
        </draw:line>
        <draw:line draw:style-name="gr7" draw:text-style-name="P3" draw:layer="layout" svg:x1="19.5cm" svg:y1="2.693cm" svg:x2="17.3cm" svg:y2="2.693cm">
          <text:p/>
        </draw:line>
        <draw:line draw:style-name="gr7" draw:text-style-name="P3" xml:id="id26" draw:id="id26" draw:layer="layout" svg:x1="23.7cm" svg:y1="2.693cm" svg:x2="22.508cm" svg:y2="2.693cm">
          <text:p/>
        </draw:line>
        <draw:line draw:style-name="gr7" draw:text-style-name="P3" xml:id="id27" draw:id="id27" draw:layer="layout" svg:x1="2.1cm" svg:y1="2.293cm" svg:x2="2.893cm" svg:y2="2.293cm">
          <text:p/>
        </draw:line>
        <draw:line draw:style-name="gr4" draw:text-style-name="P3" xml:id="id28" draw:id="id28" draw:layer="layout" svg:x1="21.9cm" svg:y1="2.293cm" svg:x2="23.3cm" svg:y2="2.293cm">
          <text:p/>
        </draw:line>
        <draw:line draw:style-name="gr4" draw:text-style-name="P3" xml:id="id25" draw:id="id25" draw:layer="layout" svg:x1="1.7cm" svg:y1="2.693cm" svg:x2="3.5cm" svg:y2="2.693cm">
          <text:p/>
        </draw:line>
        <draw:connector draw:style-name="gr18" draw:text-style-name="P3" draw:layer="layout" draw:line-skew="-1.527cm" svg:x1="1.7cm" svg:y1="2.693cm" svg:x2="23.7cm" svg:y2="2.693cm" draw:start-shape="id25" draw:start-glue-point="3" draw:end-shape="id26" draw:end-glue-point="1" svg:d="M1700 2693v-2200h22000v2200" svg:viewBox="0 0 22001 2201">
          <text:p/>
        </draw:connector>
        <draw:connector draw:style-name="gr18" draw:text-style-name="P3" draw:layer="layout" draw:line-skew="-0.727cm" svg:x1="2.1cm" svg:y1="2.293cm" svg:x2="23.3cm" svg:y2="2.293cm" draw:start-shape="id27" draw:start-glue-point="3" draw:end-shape="id28" draw:end-glue-point="1" svg:d="M2100 2293v-1400h21200v1400" svg:viewBox="0 0 21201 1401">
          <text:p/>
        </draw:connector>
        <draw:frame draw:style-name="gr1" draw:layer="layout" svg:width="2.636cm" svg:height="0.962cm" svg:x="13.873cm" svg:y="1.793cm">
          <draw:text-box>
            <text:p>............</text:p>
          </draw:text-box>
        </draw:frame>
        <draw:custom-shape draw:style-name="gr20" draw:text-style-name="P3" draw:layer="layout" svg:width="1.2cm" svg:height="1.2cm" svg:x="2.9cm" svg:y="1.89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2cm" svg:height="1.2cm" svg:x="8.1cm" svg:y="1.89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2cm" svg:height="1.2cm" svg:x="21.3cm" svg:y="1.89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2cm" svg:height="1.2cm" svg:x="5.3cm" svg:y="1.893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2.775cm" svg:height="0.962cm" draw:transform="rotate (-0.698131700797732) translate (2.959cm 2.695cm)">
          <draw:text-box>
            <text:p><text:span text:style-name="T2">s-&gt;prev</text:span></text:p>
          </draw:text-box>
        </draw:frame>
        <draw:frame draw:style-name="gr1" draw:layer="layout" svg:width="2.741cm" svg:height="0.962cm" draw:transform="rotate (-0.698131700797732) translate (5.467cm 2.694cm)">
          <draw:text-box>
            <text:p><text:span text:style-name="T2">s-&gt;next</text:span></text:p>
          </draw:text-box>
        </draw:frame>
        <draw:frame draw:style-name="gr1" draw:layer="layout" svg:width="4.663cm" svg:height="0.962cm" draw:transform="rotate (-0.698131700797732) translate (8.31cm 2.709cm)">
          <draw:text-box>
            <text:p><text:span text:style-name="T2">s-&gt;next-&gt;prev</text:span></text:p>
          </draw:text-box>
        </draw:frame>
        <draw:frame draw:style-name="gr1" draw:layer="layout" svg:width="4.663cm" svg:height="0.962cm" draw:transform="rotate (-0.698131700797732) translate (21.411cm 2.71cm)">
          <draw:text-box>
            <text:p><text:span text:style-name="T2">s-&gt;prev-&gt;next</text:span></text:p>
          </draw:text-box>
        </draw:frame>
        <draw:frame draw:style-name="gr1" draw:layer="layout" svg:width="3.499cm" svg:height="0.962cm" svg:x="2.9cm" svg:y="1cm">
          <draw:text-box>
            <text:p>Address: s</text:p>
          </draw:text-box>
        </draw:frame>
        <draw:frame draw:style-name="gr1" draw:layer="layout" svg:width="3.499cm" svg:height="0.962cm" svg:x="8.001cm" svg:y="1cm">
          <draw:text-box>
            <text:p>Address: x</text:p>
          </draw:text-box>
        </draw:frame>
        <draw:frame draw:style-name="gr1" draw:layer="layout" svg:width="3.499cm" svg:height="0.962cm" svg:x="18.902cm" svg:y="1cm">
          <draw:text-box>
            <text:p>Address: y</text:p>
          </draw:text-box>
        </draw:frame>
        <draw:custom-shape draw:style-name="gr16" draw:text-style-name="P3" draw:layer="layout" svg:width="1.2cm" svg:height="1.2cm" svg:x="2.5cm" svg:y="7.719cm">
          <text:p text:style-name="P3"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2cm" svg:height="1.2cm" svg:x="4.9cm" svg:y="7.719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cm" svg:height="1.2cm" svg:x="3.7cm" svg:y="7.71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2cm" svg:height="1.2cm" svg:x="7.7cm" svg:y="7.71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10.1cm" svg:y="7.71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cm" svg:height="1.2cm" svg:x="8.9cm" svg:y="7.719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5cm" svg:y1="8.119cm" svg:x2="7.7cm" svg:y2="8.119cm">
          <text:p/>
        </draw:line>
        <draw:line draw:style-name="gr7" draw:text-style-name="P3" draw:layer="layout" svg:x1="8.3cm" svg:y1="8.519cm" svg:x2="6.1cm" svg:y2="8.519cm">
          <text:p/>
        </draw:line>
        <draw:line draw:style-name="gr7" draw:text-style-name="P3" draw:layer="layout" svg:x1="10.7cm" svg:y1="8.119cm" svg:x2="12.9cm" svg:y2="8.119cm">
          <text:p/>
        </draw:line>
        <draw:line draw:style-name="gr7" draw:text-style-name="P3" draw:layer="layout" svg:x1="13.5cm" svg:y1="8.519cm" svg:x2="11.3cm" svg:y2="8.519cm">
          <text:p/>
        </draw:line>
        <draw:line draw:style-name="gr7" draw:text-style-name="P3" draw:layer="layout" svg:x1="1.7cm" svg:y1="8.119cm" svg:x2="2.493cm" svg:y2="8.119cm">
          <text:p/>
        </draw:line>
        <draw:line draw:style-name="gr4" draw:text-style-name="P3" draw:layer="layout" svg:x1="1.3cm" svg:y1="8.519cm" svg:x2="3.1cm" svg:y2="8.519cm">
          <text:p/>
        </draw:line>
        <draw:custom-shape draw:style-name="gr20" draw:text-style-name="P3" draw:layer="layout" svg:width="1.2cm" svg:height="1.2cm" svg:x="7.7cm" svg:y="7.71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2cm" svg:height="1.2cm" svg:x="4.9cm" svg:y="7.719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3.499cm" svg:height="0.962cm" svg:x="2.5cm" svg:y="6.826cm">
          <draw:text-box>
            <text:p>Address: s</text:p>
          </draw:text-box>
        </draw:frame>
        <draw:frame draw:style-name="gr1" draw:layer="layout" svg:width="3.499cm" svg:height="0.962cm" svg:x="7.601cm" svg:y="6.826cm">
          <draw:text-box>
            <text:p>Address: x</text:p>
          </draw:text-box>
        </draw:frame>
        <draw:custom-shape draw:style-name="gr16" draw:text-style-name="P3" draw:layer="layout" svg:width="1.2cm" svg:height="1.2cm" svg:x="5.1cm" svg:y="10.594cm">
          <text:p text:style-name="P3"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7.5cm" svg:y="10.594cm">
          <text:p text:style-name="P3"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cm" svg:height="1.2cm" svg:x="6.3cm" svg:y="10.59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2cm" svg:height="1.2cm" svg:x="5.1cm" svg:y="10.59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2cm" svg:height="1.2cm" svg:x="7.5cm" svg:y="10.594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3.533cm" svg:height="0.962cm" svg:x="5.1cm" svg:y="9.701cm">
          <draw:text-box>
            <text:p>Address: n</text:p>
          </draw:text-box>
        </draw:frame>
        <draw:frame draw:style-name="gr1" draw:text-style-name="P1" draw:layer="layout" svg:width="2.813cm" svg:height="0.962cm" svg:x="3.8cm" svg:y="11.7cm">
          <draw:text-box>
            <text:p><text:span text:style-name="T2">n-&gt;prev</text:span></text:p>
          </draw:text-box>
        </draw:frame>
        <draw:frame draw:style-name="gr1" draw:text-style-name="P1" draw:layer="layout" svg:width="2.78cm" svg:height="0.962cm" svg:x="7.101cm" svg:y="11.7cm">
          <draw:text-box>
            <text:p><text:span text:style-name="T2">n-&gt;next</text:span></text:p>
          </draw:text-box>
        </draw:frame>
        <draw:custom-shape draw:style-name="gr16" draw:text-style-name="P3" draw:layer="layout" svg:width="1.2cm" svg:height="1.2cm" svg:x="16.1cm" svg:y="7.519cm">
          <text:p text:style-name="P3"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2cm" svg:height="1.2cm" svg:x="18.5cm" svg:y="7.519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cm" svg:height="1.2cm" svg:x="17.3cm" svg:y="7.51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2cm" svg:height="1.2cm" svg:x="21.3cm" svg:y="7.51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23.7cm" svg:y="7.51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cm" svg:height="1.2cm" svg:x="22.5cm" svg:y="7.519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9.1cm" svg:y1="7.919cm" svg:x2="21.3cm" svg:y2="7.919cm">
          <text:p/>
        </draw:line>
        <draw:line draw:style-name="gr7" draw:text-style-name="P3" draw:layer="layout" svg:x1="21.9cm" svg:y1="8.319cm" svg:x2="19.7cm" svg:y2="8.319cm">
          <text:p/>
        </draw:line>
        <draw:line draw:style-name="gr7" draw:text-style-name="P3" draw:layer="layout" svg:x1="24.3cm" svg:y1="7.919cm" svg:x2="26.5cm" svg:y2="7.919cm">
          <text:p/>
        </draw:line>
        <draw:line draw:style-name="gr7" draw:text-style-name="P3" draw:layer="layout" svg:x1="27.1cm" svg:y1="8.319cm" svg:x2="24.9cm" svg:y2="8.319cm">
          <text:p/>
        </draw:line>
        <draw:line draw:style-name="gr7" draw:text-style-name="P3" draw:layer="layout" svg:x1="15.3cm" svg:y1="7.919cm" svg:x2="16.093cm" svg:y2="7.919cm">
          <text:p/>
        </draw:line>
        <draw:line draw:style-name="gr4" draw:text-style-name="P3" draw:layer="layout" svg:x1="14.9cm" svg:y1="8.319cm" svg:x2="16.7cm" svg:y2="8.319cm">
          <text:p/>
        </draw:line>
        <draw:custom-shape draw:style-name="gr20" draw:text-style-name="P3" draw:layer="layout" svg:width="1.2cm" svg:height="1.2cm" svg:x="21.3cm" svg:y="7.51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2cm" svg:height="1.2cm" svg:x="18.5cm" svg:y="7.519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3.499cm" svg:height="0.962cm" svg:x="16.1cm" svg:y="6.626cm">
          <draw:text-box>
            <text:p>Address: s</text:p>
          </draw:text-box>
        </draw:frame>
        <draw:frame draw:style-name="gr1" draw:layer="layout" svg:width="3.499cm" svg:height="0.962cm" svg:x="21.201cm" svg:y="6.626cm">
          <draw:text-box>
            <text:p>Address: x</text:p>
          </draw:text-box>
        </draw:frame>
        <draw:custom-shape draw:style-name="gr14" draw:text-style-name="P3" draw:layer="layout" svg:width="1.2cm" svg:height="1.2cm" svg:x="18.7cm" svg:y="10.394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2cm" svg:height="1.2cm" svg:x="21.1cm" svg:y="10.394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cm" svg:height="1.2cm" svg:x="19.9cm" svg:y="10.39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2cm" svg:height="1.2cm" svg:x="18.7cm" svg:y="10.39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2cm" svg:height="1.2cm" svg:x="21.1cm" svg:y="10.394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3.533cm" svg:height="0.962cm" svg:x="18.7cm" svg:y="9.501cm">
          <draw:text-box>
            <text:p>Address: n</text:p>
          </draw:text-box>
        </draw:frame>
        <draw:frame draw:style-name="gr1" draw:text-style-name="P1" draw:layer="layout" svg:width="2.813cm" svg:height="0.962cm" svg:x="17.4cm" svg:y="11.5cm">
          <draw:text-box>
            <text:p><text:span text:style-name="T2">n-&gt;prev</text:span></text:p>
          </draw:text-box>
        </draw:frame>
        <draw:frame draw:style-name="gr1" draw:text-style-name="P1" draw:layer="layout" svg:width="2.78cm" svg:height="0.962cm" svg:x="20.701cm" svg:y="11.5cm">
          <draw:text-box>
            <text:p><text:span text:style-name="T2">n-&gt;next</text:span></text:p>
          </draw:text-box>
        </draw:frame>
        <draw:line draw:style-name="gr21" draw:text-style-name="P3" draw:layer="layout" svg:x1="14cm" svg:y1="6.5cm" svg:x2="14cm" svg:y2="13.8cm">
          <text:p/>
        </draw:line>
        <draw:custom-shape draw:style-name="gr22" draw:text-style-name="P8" draw:layer="layout" svg:width="5cm" svg:height="5.2cm" svg:x="10.7cm" svg:y="8.1cm">
          <text:p text:style-name="P3"><text:span text:style-name="T14">n.prev = s;</text:span></text:p>
          <text:p text:style-name="P3"><text:span text:style-name="T14">n-&gt;next = s-&gt;next;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" draw:text-style-name="P3" draw:layer="layout" svg:x1="19cm" svg:y1="10.9cm" svg:x2="18.8cm" svg:y2="8.719cm">
          <text:p/>
        </draw:line>
        <draw:line draw:style-name="gr7" draw:text-style-name="P3" draw:layer="layout" svg:x1="22.048cm" svg:y1="10.908cm" svg:x2="22.2cm" svg:y2="8.719cm">
          <text:p/>
        </draw:line>
        <draw:line draw:style-name="gr21" draw:text-style-name="P3" draw:layer="layout" svg:x1="27.2cm" svg:y1="13.8cm" svg:x2="1.2cm" svg:y2="13.8cm">
          <text:p/>
        </draw:line>
        <draw:custom-shape draw:style-name="gr23" draw:text-style-name="P3" draw:layer="layout" svg:width="2.8cm" svg:height="1.8cm" svg:x="19cm" svg:y="13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8" draw:layer="layout" svg:width="4.6cm" svg:height="1.8cm" svg:x="18.1cm" svg:y="12.7cm">
          <text:p text:style-name="P3"><text:span text:style-name="T14">s-&gt;next-&gt;prev = n;</text:span></text:p>
          <text:p text:style-name="P3"><text:span text:style-name="T14">s-&gt;next = n;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16.1cm" svg:y="16.019cm">
          <text:p text:style-name="P3"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2cm" svg:height="1.2cm" svg:x="18.5cm" svg:y="16.019cm">
          <text:p text:style-name="P3">n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cm" svg:height="1.2cm" svg:x="17.3cm" svg:y="16.01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2cm" svg:height="1.2cm" svg:x="21.3cm" svg:y="16.019cm">
          <text:p text:style-name="P3">n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23.7cm" svg:y="16.01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cm" svg:height="1.2cm" svg:x="22.5cm" svg:y="16.019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9.1cm" svg:y1="16.8cm" svg:x2="19.6cm" svg:y2="18.594cm">
          <text:p/>
        </draw:line>
        <draw:line draw:style-name="gr7" draw:text-style-name="P3" draw:layer="layout" svg:x1="21.9cm" svg:y1="16.819cm" svg:x2="21.6cm" svg:y2="18.594cm">
          <text:p/>
        </draw:line>
        <draw:line draw:style-name="gr7" draw:text-style-name="P3" draw:layer="layout" svg:x1="24.3cm" svg:y1="16.419cm" svg:x2="26.5cm" svg:y2="16.419cm">
          <text:p/>
        </draw:line>
        <draw:line draw:style-name="gr7" draw:text-style-name="P3" draw:layer="layout" svg:x1="27.1cm" svg:y1="16.819cm" svg:x2="24.9cm" svg:y2="16.819cm">
          <text:p/>
        </draw:line>
        <draw:line draw:style-name="gr7" draw:text-style-name="P3" draw:layer="layout" svg:x1="15.3cm" svg:y1="16.419cm" svg:x2="16.093cm" svg:y2="16.419cm">
          <text:p/>
        </draw:line>
        <draw:line draw:style-name="gr4" draw:text-style-name="P3" draw:layer="layout" svg:x1="14.9cm" svg:y1="16.819cm" svg:x2="16.7cm" svg:y2="16.819cm">
          <text:p/>
        </draw:line>
        <draw:custom-shape draw:style-name="gr20" draw:text-style-name="P3" draw:layer="layout" svg:width="1.2cm" svg:height="1.2cm" svg:x="21.3cm" svg:y="16.01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2cm" svg:height="1.2cm" svg:x="18.5cm" svg:y="16.019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3.499cm" svg:height="0.962cm" svg:x="16.1cm" svg:y="15.126cm">
          <draw:text-box>
            <text:p>Address: s</text:p>
          </draw:text-box>
        </draw:frame>
        <draw:frame draw:style-name="gr1" draw:layer="layout" svg:width="3.499cm" svg:height="0.962cm" svg:x="21.201cm" svg:y="15.126cm">
          <draw:text-box>
            <text:p>Address: x</text:p>
          </draw:text-box>
        </draw:frame>
        <draw:custom-shape draw:style-name="gr14" draw:text-style-name="P3" draw:layer="layout" svg:width="1.2cm" svg:height="1.2cm" svg:x="18.7cm" svg:y="18.594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2cm" svg:height="1.2cm" svg:x="21.1cm" svg:y="18.594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cm" svg:height="1.2cm" svg:x="19.9cm" svg:y="18.59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2cm" svg:height="1.2cm" svg:x="18.7cm" svg:y="18.59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2cm" svg:height="1.2cm" svg:x="21.1cm" svg:y="18.594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3.533cm" svg:height="0.962cm" svg:x="18.7cm" svg:y="19.701cm">
          <draw:text-box>
            <text:p>Address: n</text:p>
          </draw:text-box>
        </draw:frame>
        <draw:line draw:style-name="gr7" draw:text-style-name="P3" draw:layer="layout" svg:x1="19.4cm" svg:y1="19.2cm" svg:x2="18.8cm" svg:y2="17.219cm">
          <text:p/>
        </draw:line>
        <draw:line draw:style-name="gr7" draw:text-style-name="P3" draw:layer="layout" svg:x1="21.8cm" svg:y1="19.2cm" svg:x2="22.2cm" svg:y2="17.219cm">
          <text:p/>
        </draw:line>
        <draw:frame draw:style-name="gr1" draw:text-style-name="P9" draw:layer="layout" svg:width="10.764cm" svg:height="1.119cm" svg:x="1.6cm" svg:y="14.5cm">
          <draw:text-box>
            <text:p><text:span text:style-name="T23">Inserting a node in the front</text:span></text:p>
          </draw:text-box>
        </draw:frame>
        <draw:line draw:style-name="gr21" draw:text-style-name="P3" draw:layer="layout" svg:x1="27.2cm" svg:y1="6.5cm" svg:x2="1.2cm" svg:y2="6.5cm">
          <text:p/>
        </draw:line>
        <draw:custom-shape draw:style-name="gr23" draw:text-style-name="P3" draw:layer="layout" svg:width="2.8cm" svg:height="1.296cm" svg:x="5.4cm" svg:y="5.9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8" draw:layer="layout" svg:width="4.6cm" svg:height="1.504cm" svg:x="4.5cm" svg:y="5.193cm">
          <text:p text:style-name="P3"><text:span text:style-name="T14">n = new node;</text:span></text:p>
          <text:p text:style-name="P3"><text:span text:style-name="T14">n-&gt;data = ..... ;</text:span>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3.105cm" svg:height="4.625cm" svg:x="0.9cm" svg:y="15.7cm">
          <draw:text-box>
            <text:p><text:span text:style-name="T3">void list::push_front(int v)</text:span></text:p>
            <text:p><text:span text:style-name="T3">{</text:span></text:p>
            <text:p><text:span text:style-name="T3"><text:s text:c="2"/></text:span><text:span text:style-name="T3">n = new node; n-&gt;data = v;</text:span></text:p>
            <text:p><text:span text:style-name="T3"><text:s text:c="2"/></text:span><text:span text:style-name="T3">n-&gt;prev = s; n-&gt;next = s-&gt;next;</text:span></text:p>
            <text:p><text:span text:style-name="T3"><text:s text:c="2"/></text:span><text:span text:style-name="T3">s-&gt;next-&gt;prev = n; s-&gt;next = n;</text:span></text:p>
            <text:p><text:span text:style-name="T3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16" draw:text-style-name="P3" draw:layer="layout" svg:width="1.2cm" svg:height="1.2cm" svg:x="2.9cm" svg:y="1.893cm">
          <text:p text:style-name="P3"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2cm" svg:height="1.2cm" svg:x="5.3cm" svg:y="1.893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cm" svg:height="1.2cm" svg:x="4.1cm" svg:y="1.89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2cm" svg:height="1.2cm" svg:x="8.1cm" svg:y="1.893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10.5cm" svg:y="1.89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cm" svg:height="1.2cm" svg:x="9.3cm" svg:y="1.89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13.3cm" svg:y="1.89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15.7cm" svg:y="1.893cm">
          <text:p text:style-name="P3"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cm" svg:height="1.2cm" svg:x="14.5cm" svg:y="1.893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9cm" svg:y1="2.293cm" svg:x2="8.1cm" svg:y2="2.293cm">
          <text:p/>
        </draw:line>
        <draw:line draw:style-name="gr7" draw:text-style-name="P3" draw:layer="layout" svg:x1="8.7cm" svg:y1="2.693cm" svg:x2="6.5cm" svg:y2="2.693cm">
          <text:p/>
        </draw:line>
        <draw:line draw:style-name="gr7" draw:text-style-name="P3" draw:layer="layout" svg:x1="11.1cm" svg:y1="2.293cm" svg:x2="13.3cm" svg:y2="2.293cm">
          <text:p/>
        </draw:line>
        <draw:line draw:style-name="gr7" draw:text-style-name="P3" draw:layer="layout" svg:x1="13.9cm" svg:y1="2.693cm" svg:x2="11.7cm" svg:y2="2.693cm">
          <text:p/>
        </draw:line>
        <draw:line draw:style-name="gr7" draw:text-style-name="P3" xml:id="id30" draw:id="id30" draw:layer="layout" svg:x1="24.2cm" svg:y1="2.693cm" svg:x2="23.008cm" svg:y2="2.693cm">
          <text:p/>
        </draw:line>
        <draw:line draw:style-name="gr7" draw:text-style-name="P3" xml:id="id31" draw:id="id31" draw:layer="layout" svg:x1="2.1cm" svg:y1="2.293cm" svg:x2="2.893cm" svg:y2="2.293cm">
          <text:p/>
        </draw:line>
        <draw:line draw:style-name="gr4" draw:text-style-name="P3" xml:id="id32" draw:id="id32" draw:layer="layout" svg:x1="22.4cm" svg:y1="2.293cm" svg:x2="23.8cm" svg:y2="2.293cm">
          <text:p/>
        </draw:line>
        <draw:line draw:style-name="gr4" draw:text-style-name="P3" xml:id="id29" draw:id="id29" draw:layer="layout" svg:x1="1.7cm" svg:y1="2.693cm" svg:x2="3.5cm" svg:y2="2.693cm">
          <text:p/>
        </draw:line>
        <draw:connector draw:style-name="gr18" draw:text-style-name="P3" draw:layer="layout" draw:line-skew="-1.527cm" svg:x1="1.7cm" svg:y1="2.693cm" svg:x2="24.2cm" svg:y2="2.693cm" draw:start-shape="id29" draw:start-glue-point="3" draw:end-shape="id30" draw:end-glue-point="1" svg:d="M1700 2693v-2200h22500v2200" svg:viewBox="0 0 22501 2201">
          <text:p/>
        </draw:connector>
        <draw:connector draw:style-name="gr18" draw:text-style-name="P3" draw:layer="layout" draw:line-skew="-0.727cm" svg:x1="2.1cm" svg:y1="2.293cm" svg:x2="23.8cm" svg:y2="2.293cm" draw:start-shape="id31" draw:start-glue-point="3" draw:end-shape="id32" draw:end-glue-point="1" svg:d="M2100 2293v-1400h21700v1400" svg:viewBox="0 0 21701 1401">
          <text:p/>
        </draw:connector>
        <draw:frame draw:style-name="gr1" draw:layer="layout" svg:width="2.636cm" svg:height="0.962cm" svg:x="19.473cm" svg:y="1.793cm">
          <draw:text-box>
            <text:p>............</text:p>
          </draw:text-box>
        </draw:frame>
        <draw:custom-shape draw:style-name="gr20" draw:text-style-name="P3" draw:layer="layout" svg:width="1.2cm" svg:height="1.2cm" svg:x="8.1cm" svg:y="1.89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2cm" svg:height="1.2cm" svg:x="13.3cm" svg:y="1.89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2cm" svg:height="1.2cm" svg:x="5.3cm" svg:y="1.893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2.741cm" svg:height="0.962cm" draw:transform="rotate (-0.698131700797732) translate (5.467cm 2.694cm)">
          <draw:text-box>
            <text:p><text:span text:style-name="T2">s-&gt;next</text:span></text:p>
          </draw:text-box>
        </draw:frame>
        <draw:frame draw:style-name="gr1" draw:layer="layout" svg:width="4.663cm" svg:height="0.962cm" draw:transform="rotate (-0.698131700797732) translate (8.31cm 2.709cm)">
          <draw:text-box>
            <text:p><text:span text:style-name="T2">s-&gt;next-&gt;prev</text:span></text:p>
          </draw:text-box>
        </draw:frame>
        <draw:frame draw:style-name="gr1" draw:layer="layout" svg:width="4.63cm" svg:height="0.962cm" draw:transform="rotate (-0.698131700797732) translate (10.711cm 2.71cm)">
          <draw:text-box>
            <text:p><text:span text:style-name="T2">s-&gt;next-&gt;next</text:span></text:p>
          </draw:text-box>
        </draw:frame>
        <draw:frame draw:style-name="gr1" draw:layer="layout" svg:width="3.499cm" svg:height="0.962cm" svg:x="2.9cm" svg:y="1cm">
          <draw:text-box>
            <text:p>Address: s</text:p>
          </draw:text-box>
        </draw:frame>
        <draw:frame draw:style-name="gr1" draw:layer="layout" svg:width="3.499cm" svg:height="0.962cm" svg:x="8.001cm" svg:y="1cm">
          <draw:text-box>
            <text:p>Address: x</text:p>
          </draw:text-box>
        </draw:frame>
        <draw:frame draw:style-name="gr1" draw:layer="layout" svg:width="3.499cm" svg:height="0.962cm" svg:x="13.302cm" svg:y="1cm">
          <draw:text-box>
            <text:p>Address: y</text:p>
          </draw:text-box>
        </draw:frame>
        <draw:frame draw:style-name="gr1" draw:text-style-name="P9" draw:layer="layout" svg:width="11.581cm" svg:height="1.119cm" svg:x="1.6cm" svg:y="19.5cm">
          <draw:text-box>
            <text:p><text:span text:style-name="T23">Deleting a node from the front</text:span></text:p>
          </draw:text-box>
        </draw:frame>
        <draw:line draw:style-name="gr7" draw:text-style-name="P3" draw:layer="layout" svg:x1="16.3cm" svg:y1="2.293cm" svg:x2="18.5cm" svg:y2="2.293cm">
          <text:p/>
        </draw:line>
        <draw:line draw:style-name="gr7" draw:text-style-name="P3" draw:layer="layout" svg:x1="19.1cm" svg:y1="2.693cm" svg:x2="16.9cm" svg:y2="2.693cm">
          <text:p/>
        </draw:line>
        <draw:custom-shape draw:style-name="gr20" draw:text-style-name="P3" draw:layer="layout" svg:width="1.2cm" svg:height="1.2cm" svg:x="10.5cm" svg:y="1.893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6.551cm" svg:height="0.962cm" draw:transform="rotate (-0.698131700797732) translate (13.911cm 2.711cm)">
          <draw:text-box>
            <text:p><text:span text:style-name="T2">s-&gt;next-&gt;next-&gt;prev</text:span></text:p>
          </draw:text-box>
        </draw:frame>
        <draw:custom-shape draw:style-name="gr16" draw:text-style-name="P3" draw:layer="layout" svg:width="1.2cm" svg:height="1.2cm" svg:x="2.9cm" svg:y="9.01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2cm" svg:height="1.2cm" svg:x="5.3cm" svg:y="9.019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cm" svg:height="1.2cm" svg:x="4.1cm" svg:y="9.01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2cm" svg:height="1.2cm" svg:x="8.5cm" svg:y="9.01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2cm" svg:height="1.2cm" svg:x="10.9cm" svg:y="9.019cm">
          <text:p text:style-name="P3">y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cm" svg:height="1.2cm" svg:x="9.7cm" svg:y="9.01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2cm" svg:height="1.2cm" svg:x="14.1cm" svg:y="9.019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16.5cm" svg:y="9.01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cm" svg:height="1.2cm" svg:x="15.3cm" svg:y="9.019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9cm" svg:y1="9.419cm" svg:x2="8.5cm" svg:y2="9.4cm">
          <text:p/>
        </draw:line>
        <draw:line draw:style-name="gr7" draw:text-style-name="P3" draw:layer="layout" svg:x1="9cm" svg:y1="9.7cm" svg:x2="6.5cm" svg:y2="9.7cm">
          <text:p/>
        </draw:line>
        <draw:line draw:style-name="gr7" draw:text-style-name="P3" draw:layer="layout" svg:x1="11.5cm" svg:y1="9.419cm" svg:x2="14.1cm" svg:y2="9.4cm">
          <text:p/>
        </draw:line>
        <draw:line draw:style-name="gr7" draw:text-style-name="P3" draw:layer="layout" svg:x1="14.6cm" svg:y1="9.8cm" svg:x2="12.1cm" svg:y2="9.819cm">
          <text:p/>
        </draw:line>
        <draw:line draw:style-name="gr7" draw:text-style-name="P3" draw:layer="layout" svg:x1="2.1cm" svg:y1="9.419cm" svg:x2="2.893cm" svg:y2="9.419cm">
          <text:p/>
        </draw:line>
        <draw:line draw:style-name="gr4" draw:text-style-name="P3" draw:layer="layout" svg:x1="1.7cm" svg:y1="9.819cm" svg:x2="3.5cm" svg:y2="9.819cm">
          <text:p/>
        </draw:line>
        <draw:custom-shape draw:style-name="gr20" draw:text-style-name="P3" draw:layer="layout" svg:width="1.2cm" svg:height="1.2cm" svg:x="8.5cm" svg:y="9.01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2cm" svg:height="1.2cm" svg:x="14.1cm" svg:y="9.01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2cm" svg:height="1.2cm" svg:x="5.3cm" svg:y="9.019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3.499cm" svg:height="0.962cm" svg:x="2.9cm" svg:y="8.126cm">
          <draw:text-box>
            <text:p>Address: s</text:p>
          </draw:text-box>
        </draw:frame>
        <draw:frame draw:style-name="gr1" draw:layer="layout" svg:width="3.499cm" svg:height="0.962cm" svg:x="8.401cm" svg:y="8.126cm">
          <draw:text-box>
            <text:p>Address: x</text:p>
          </draw:text-box>
        </draw:frame>
        <draw:frame draw:style-name="gr1" draw:layer="layout" svg:width="3.499cm" svg:height="0.962cm" svg:x="13.702cm" svg:y="8.126cm">
          <draw:text-box>
            <text:p>Address: y</text:p>
          </draw:text-box>
        </draw:frame>
        <draw:line draw:style-name="gr7" draw:text-style-name="P3" draw:layer="layout" svg:x1="17.1cm" svg:y1="9.419cm" svg:x2="19.3cm" svg:y2="9.419cm">
          <text:p/>
        </draw:line>
        <draw:line draw:style-name="gr7" draw:text-style-name="P3" draw:layer="layout" svg:x1="19.9cm" svg:y1="9.819cm" svg:x2="17.7cm" svg:y2="9.819cm">
          <text:p/>
        </draw:line>
        <draw:custom-shape draw:style-name="gr20" draw:text-style-name="P3" draw:layer="layout" svg:width="1.2cm" svg:height="1.2cm" svg:x="10.9cm" svg:y="9.01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741cm" svg:height="0.962cm" svg:x="4.081cm" svg:y="10.1cm">
          <draw:text-box>
            <text:p><text:span text:style-name="T2">s-&gt;next</text:span></text:p>
          </draw:text-box>
        </draw:frame>
        <draw:frame draw:style-name="gr1" draw:text-style-name="P1" draw:layer="layout" svg:width="2.813cm" svg:height="0.962cm" svg:x="7.182cm" svg:y="10.1cm">
          <draw:text-box>
            <text:p><text:span text:style-name="T2">n-&gt;prev</text:span></text:p>
          </draw:text-box>
        </draw:frame>
        <draw:frame draw:style-name="gr1" draw:text-style-name="P1" draw:layer="layout" svg:width="2.78cm" svg:height="0.962cm" svg:x="9.782cm" svg:y="10.1cm">
          <draw:text-box>
            <text:p><text:span text:style-name="T2">n-&gt;next</text:span></text:p>
          </draw:text-box>
        </draw:frame>
        <draw:frame draw:style-name="gr1" draw:text-style-name="P1" draw:layer="layout" svg:width="4.701cm" svg:height="0.962cm" svg:x="12.782cm" svg:y="10.1cm">
          <draw:text-box>
            <text:p><text:span text:style-name="T2">n-&gt;next-&gt;prev</text:span></text:p>
          </draw:text-box>
        </draw:frame>
        <draw:custom-shape draw:style-name="gr16" draw:text-style-name="P3" draw:layer="layout" svg:width="1.2cm" svg:height="1.2cm" svg:x="2.9cm" svg:y="13.21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2cm" svg:height="1.2cm" svg:x="5.3cm" svg:y="13.219cm">
          <text:p text:style-name="P3">y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cm" svg:height="1.2cm" svg:x="4.1cm" svg:y="13.21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2cm" svg:height="1.2cm" svg:x="8.5cm" svg:y="13.21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2cm" svg:height="1.2cm" svg:x="10.9cm" svg:y="13.219cm">
          <text:p text:style-name="P3">y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cm" svg:height="1.2cm" svg:x="9.7cm" svg:y="13.21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2cm" svg:height="1.2cm" svg:x="14.1cm" svg:y="13.21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16.5cm" svg:y="13.21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cm" svg:height="1.2cm" svg:x="15.3cm" svg:y="13.219cm">
          <text:p/>
          <draw:enhanced-geometry svg:viewBox="0 0 21600 21600" draw:type="rectangle" draw:enhanced-path="M 0 0 L 21600 0 21600 21600 0 21600 0 0 Z N"/>
        </draw:custom-shape>
        <draw:line draw:style-name="gr25" draw:text-style-name="P3" draw:layer="layout" svg:x1="12.8cm" svg:y1="13.5cm" svg:x2="14.1cm" svg:y2="13.5cm">
          <text:p/>
        </draw:line>
        <draw:line draw:style-name="gr7" draw:text-style-name="P3" draw:layer="layout" svg:x1="9cm" svg:y1="13.9cm" svg:x2="6.5cm" svg:y2="13.919cm">
          <text:p/>
        </draw:line>
        <draw:line draw:style-name="gr7" draw:text-style-name="P3" draw:layer="layout" svg:x1="11.8cm" svg:y1="13.9cm" svg:x2="14.1cm" svg:y2="13.9cm">
          <text:p/>
        </draw:line>
        <draw:line draw:style-name="gr25" draw:text-style-name="P3" draw:layer="layout" svg:x1="7.4cm" svg:y1="14.3cm" svg:x2="6.5cm" svg:y2="14.319cm">
          <text:p/>
        </draw:line>
        <draw:line draw:style-name="gr7" draw:text-style-name="P3" draw:layer="layout" svg:x1="2.1cm" svg:y1="13.619cm" svg:x2="2.893cm" svg:y2="13.619cm">
          <text:p/>
        </draw:line>
        <draw:line draw:style-name="gr4" draw:text-style-name="P3" draw:layer="layout" svg:x1="1.7cm" svg:y1="14.019cm" svg:x2="3.5cm" svg:y2="14.019cm">
          <text:p/>
        </draw:line>
        <draw:custom-shape draw:style-name="gr20" draw:text-style-name="P3" draw:layer="layout" svg:width="1.2cm" svg:height="1.2cm" svg:x="8.5cm" svg:y="13.21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2cm" svg:height="1.2cm" svg:x="14.1cm" svg:y="13.21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2cm" svg:height="1.2cm" svg:x="5.3cm" svg:y="13.219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3.499cm" svg:height="0.962cm" svg:x="2.901cm" svg:y="12.326cm">
          <draw:text-box>
            <text:p>Address: s</text:p>
          </draw:text-box>
        </draw:frame>
        <draw:frame draw:style-name="gr26" draw:layer="layout" svg:width="3.499cm" svg:height="0.962cm" svg:x="8.401cm" svg:y="12.326cm">
          <draw:text-box>
            <text:p>Address: x</text:p>
          </draw:text-box>
        </draw:frame>
        <draw:frame draw:style-name="gr1" draw:layer="layout" svg:width="3.499cm" svg:height="0.962cm" svg:x="13.702cm" svg:y="12.326cm">
          <draw:text-box>
            <text:p>Address: y</text:p>
          </draw:text-box>
        </draw:frame>
        <draw:line draw:style-name="gr7" draw:text-style-name="P3" draw:layer="layout" svg:x1="17.1cm" svg:y1="13.619cm" svg:x2="19.3cm" svg:y2="13.619cm">
          <text:p/>
        </draw:line>
        <draw:line draw:style-name="gr7" draw:text-style-name="P3" draw:layer="layout" svg:x1="19.9cm" svg:y1="14.019cm" svg:x2="17.7cm" svg:y2="14.019cm">
          <text:p/>
        </draw:line>
        <draw:custom-shape draw:style-name="gr20" draw:text-style-name="P3" draw:layer="layout" svg:width="1.2cm" svg:height="1.2cm" svg:x="10.9cm" svg:y="13.21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741cm" svg:height="0.962cm" svg:x="4.081cm" svg:y="14.3cm">
          <draw:text-box>
            <text:p><text:span text:style-name="T2">s-&gt;next</text:span></text:p>
          </draw:text-box>
        </draw:frame>
        <draw:frame draw:style-name="gr26" draw:text-style-name="P1" draw:layer="layout" svg:width="2.813cm" svg:height="0.962cm" svg:x="7.382cm" svg:y="14.3cm">
          <draw:text-box>
            <text:p><text:span text:style-name="T2">n-&gt;prev</text:span></text:p>
          </draw:text-box>
        </draw:frame>
        <draw:frame draw:style-name="gr26" draw:text-style-name="P1" draw:layer="layout" svg:width="2.78cm" svg:height="0.962cm" svg:x="10.082cm" svg:y="14.3cm">
          <draw:text-box>
            <text:p><text:span text:style-name="T2">n-&gt;next</text:span></text:p>
          </draw:text-box>
        </draw:frame>
        <draw:frame draw:style-name="gr1" draw:text-style-name="P1" draw:layer="layout" svg:width="4.701cm" svg:height="0.962cm" svg:x="12.782cm" svg:y="14.3cm">
          <draw:text-box>
            <text:p><text:span text:style-name="T2">n-&gt;next-&gt;prev</text:span></text:p>
          </draw:text-box>
        </draw:frame>
        <draw:line draw:style-name="gr27" draw:text-style-name="P3" draw:layer="layout" svg:x1="14.4cm" svg:y1="14.2cm" svg:x2="12.8cm" svg:y2="14.2cm">
          <text:p/>
        </draw:line>
        <draw:line draw:style-name="gr21" draw:text-style-name="P3" draw:layer="layout" svg:x1="7.4cm" svg:y1="14.3cm" svg:x2="7.4cm" svg:y2="15.262cm">
          <text:p/>
        </draw:line>
        <draw:line draw:style-name="gr21" draw:text-style-name="P3" draw:layer="layout" svg:x1="7.382cm" svg:y1="15.262cm" svg:x2="12.8cm" svg:y2="15.262cm">
          <text:p/>
        </draw:line>
        <draw:line draw:style-name="gr21" draw:text-style-name="P3" draw:layer="layout" svg:x1="12.782cm" svg:y1="15.262cm" svg:x2="12.8cm" svg:y2="14.2cm">
          <text:p/>
        </draw:line>
        <draw:line draw:style-name="gr21" draw:text-style-name="P3" draw:layer="layout" svg:x1="5.9cm" svg:y1="13.519cm" svg:x2="7.7cm" svg:y2="13.519cm">
          <text:p/>
        </draw:line>
        <draw:line draw:style-name="gr21" draw:text-style-name="P3" draw:layer="layout" svg:x1="7.8cm" svg:y1="12.2cm" svg:x2="7.7cm" svg:y2="13.519cm">
          <text:p/>
        </draw:line>
        <draw:line draw:style-name="gr21" draw:text-style-name="P3" draw:layer="layout" svg:x1="12.8cm" svg:y1="13.5cm" svg:x2="12.8cm" svg:y2="12.2cm">
          <text:p/>
        </draw:line>
        <draw:line draw:style-name="gr21" draw:text-style-name="P3" draw:layer="layout" svg:x1="7.8cm" svg:y1="12.2cm" svg:x2="12.8cm" svg:y2="12.2cm">
          <text:p/>
        </draw:line>
        <draw:custom-shape draw:style-name="gr16" draw:text-style-name="P3" draw:layer="layout" svg:width="1.2cm" svg:height="1.2cm" svg:x="2.9cm" svg:y="17.11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2cm" svg:height="1.2cm" svg:x="5.3cm" svg:y="17.119cm">
          <text:p text:style-name="P3">y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cm" svg:height="1.2cm" svg:x="4.1cm" svg:y="17.11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2cm" svg:height="1.2cm" svg:x="14.1cm" svg:y="17.11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cm" svg:height="1.2cm" svg:x="16.5cm" svg:y="17.11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cm" svg:height="1.2cm" svg:x="15.3cm" svg:y="17.119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9cm" svg:y1="17.519cm" svg:x2="14.1cm" svg:y2="17.4cm">
          <text:p/>
        </draw:line>
        <draw:line draw:style-name="gr7" draw:text-style-name="P3" draw:layer="layout" svg:x1="14.6cm" svg:y1="17.9cm" svg:x2="6.5cm" svg:y2="18cm">
          <text:p/>
        </draw:line>
        <draw:line draw:style-name="gr7" draw:text-style-name="P3" draw:layer="layout" svg:x1="2.1cm" svg:y1="17.519cm" svg:x2="2.893cm" svg:y2="17.519cm">
          <text:p/>
        </draw:line>
        <draw:line draw:style-name="gr4" draw:text-style-name="P3" draw:layer="layout" svg:x1="1.7cm" svg:y1="17.919cm" svg:x2="3.5cm" svg:y2="17.919cm">
          <text:p/>
        </draw:line>
        <draw:custom-shape draw:style-name="gr20" draw:text-style-name="P3" draw:layer="layout" svg:width="1.2cm" svg:height="1.2cm" svg:x="14.1cm" svg:y="17.11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2cm" svg:height="1.2cm" svg:x="5.3cm" svg:y="17.119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3.499cm" svg:height="0.962cm" svg:x="2.9cm" svg:y="16.226cm">
          <draw:text-box>
            <text:p>Address: s</text:p>
          </draw:text-box>
        </draw:frame>
        <draw:frame draw:style-name="gr1" draw:layer="layout" svg:width="3.499cm" svg:height="0.962cm" svg:x="13.702cm" svg:y="16.226cm">
          <draw:text-box>
            <text:p>Address: y</text:p>
          </draw:text-box>
        </draw:frame>
        <draw:line draw:style-name="gr7" draw:text-style-name="P3" draw:layer="layout" svg:x1="17.1cm" svg:y1="17.519cm" svg:x2="19.3cm" svg:y2="17.519cm">
          <text:p/>
        </draw:line>
        <draw:line draw:style-name="gr7" draw:text-style-name="P3" draw:layer="layout" svg:x1="19.9cm" svg:y1="17.919cm" svg:x2="17.7cm" svg:y2="17.919cm">
          <text:p/>
        </draw:line>
        <draw:frame draw:style-name="gr1" draw:text-style-name="P1" draw:layer="layout" svg:width="2.741cm" svg:height="0.962cm" svg:x="4.081cm" svg:y="18.2cm">
          <draw:text-box>
            <text:p><text:span text:style-name="T2">s-&gt;next</text:span></text:p>
          </draw:text-box>
        </draw:frame>
        <draw:frame draw:style-name="gr1" draw:text-style-name="P1" draw:layer="layout" svg:width="4.701cm" svg:height="0.962cm" svg:x="12.782cm" svg:y="18.2cm">
          <draw:text-box>
            <text:p><text:span text:style-name="T2">n-&gt;next-&gt;prev</text:span></text:p>
          </draw:text-box>
        </draw:frame>
        <draw:line draw:style-name="gr28" draw:text-style-name="P3" draw:layer="layout" svg:x1="0.6cm" svg:y1="11.4cm" svg:x2="27.4cm" svg:y2="11.4cm">
          <text:p/>
        </draw:line>
        <draw:line draw:style-name="gr28" draw:text-style-name="P3" draw:layer="layout" svg:x1="0.6cm" svg:y1="16cm" svg:x2="27.4cm" svg:y2="16cm">
          <text:p/>
        </draw:line>
        <draw:custom-shape draw:style-name="gr23" draw:text-style-name="P3" draw:layer="layout" svg:width="2.8cm" svg:height="1.8cm" svg:x="21.9cm" svg:y="11.2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8" draw:layer="layout" svg:width="4.6cm" svg:height="1.8cm" svg:x="21cm" svg:y="10.501cm">
          <text:p text:style-name="P3"><text:span text:style-name="T14">n-&gt;next-&gt;prev = s;</text:span></text:p>
          <text:p text:style-name="P3"><text:span text:style-name="T14">s-&gt;next = n-&gt;next;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2.8cm" svg:height="1.8cm" svg:x="21.9cm" svg:y="15.9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8" draw:layer="layout" svg:width="4.6cm" svg:height="1.8cm" svg:x="21cm" svg:y="15.202cm">
          <text:p text:style-name="P3"><text:span text:style-name="T14">delete n;</text:span></text:p>
          <text:p text:style-name="P3"><text:span text:style-name="T14">return v;</text:span></text:p>
          <draw:enhanced-geometry svg:viewBox="0 0 21600 21600" draw:type="rectangle" draw:enhanced-path="M 0 0 L 21600 0 21600 21600 0 21600 0 0 Z N"/>
        </draw:custom-shape>
        <draw:line draw:style-name="gr28" draw:text-style-name="P3" draw:layer="layout" svg:x1="0.6cm" svg:y1="7.7cm" svg:x2="27.4cm" svg:y2="7.7cm">
          <text:p/>
        </draw:line>
        <draw:custom-shape draw:style-name="gr23" draw:text-style-name="P3" draw:layer="layout" svg:width="2.8cm" svg:height="1.8cm" svg:x="21.9cm" svg:y="7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8" draw:layer="layout" svg:width="4.6cm" svg:height="1.8cm" svg:x="21cm" svg:y="6.602cm">
          <text:p text:style-name="P3"><text:span text:style-name="T14">n = s-&gt;next;</text:span></text:p>
          <text:p text:style-name="P3"><text:span text:style-name="T14">int v = n-&gt;dat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10" draw:layer="layout" svg:width="23.544cm" svg:height="5.228cm" svg:x="0.7cm" svg:y="0.7cm">
          <draw:text-box>
            <text:p text:style-name="P10"><text:span text:style-name="T2">Inserting a new node after any arbitrary node</text:span></text:p>
            <text:p text:style-name="P10"/>
            <text:p text:style-name="P10">We may define <text:span text:style-name="T2">insert_after(node *t, int v)</text:span> which creates a new node with data 'v'</text:p>
            <text:p text:style-name="P10">and inserts that node after a node to which 't' points.</text:p>
            <text:p text:style-name="P10"/>
            <text:p text:style-name="P10">This is exactly same as push_front(), apart from the modification that</text:p>
            <text:p text:style-name="P10">we should just use the given pointer 't' instead of 's'.</text:p>
          </draw:text-box>
        </draw:frame>
        <draw:custom-shape draw:style-name="gr29" draw:text-style-name="P3" draw:layer="Layout" svg:width="1.2cm" svg:height="1.2cm" svg:x="2.5cm" svg:y="7.74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1.2cm" svg:height="1.2cm" svg:x="4.9cm" svg:y="7.744cm">
          <text:p text:style-name="P11">x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2cm" svg:height="1.2cm" svg:x="3.7cm" svg:y="7.74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1.2cm" svg:height="1.2cm" svg:x="7.7cm" svg:y="7.744cm">
          <text:p text:style-name="P11">t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2cm" svg:height="1.2cm" svg:x="10.1cm" svg:y="7.74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2cm" svg:height="1.2cm" svg:x="8.9cm" svg:y="7.744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5cm" svg:y1="8.144cm" svg:x2="7.7cm" svg:y2="8.144cm">
          <text:p/>
        </draw:line>
        <draw:line draw:style-name="gr7" draw:text-style-name="P3" draw:layer="layout" svg:x1="8.3cm" svg:y1="8.544cm" svg:x2="6.1cm" svg:y2="8.544cm">
          <text:p/>
        </draw:line>
        <draw:line draw:style-name="gr7" draw:text-style-name="P3" draw:layer="layout" svg:x1="10.7cm" svg:y1="8.144cm" svg:x2="12.9cm" svg:y2="8.144cm">
          <text:p/>
        </draw:line>
        <draw:line draw:style-name="gr7" draw:text-style-name="P3" draw:layer="layout" svg:x1="13.5cm" svg:y1="8.544cm" svg:x2="11.3cm" svg:y2="8.544cm">
          <text:p/>
        </draw:line>
        <draw:line draw:style-name="gr7" draw:text-style-name="P3" draw:layer="layout" svg:x1="1.7cm" svg:y1="8.144cm" svg:x2="2.493cm" svg:y2="8.144cm">
          <text:p/>
        </draw:line>
        <draw:line draw:style-name="gr4" draw:text-style-name="P3" draw:layer="layout" svg:x1="1.3cm" svg:y1="8.544cm" svg:x2="3.1cm" svg:y2="8.544cm">
          <text:p/>
        </draw:line>
        <draw:custom-shape draw:style-name="gr32" draw:text-style-name="P3" draw:layer="Layout" svg:width="1.2cm" svg:height="1.2cm" svg:x="7.7cm" svg:y="7.74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2cm" svg:height="1.2cm" svg:x="4.9cm" svg:y="7.744cm">
          <text:p/>
          <draw:enhanced-geometry svg:viewBox="0 0 21600 21600" draw:type="rectangle" draw:enhanced-path="M 0 0 L 21600 0 21600 21600 0 21600 0 0 Z N"/>
        </draw:custom-shape>
        <draw:frame draw:style-name="gr1" draw:text-style-name="P10" draw:layer="layout" svg:width="3.36cm" svg:height="0.962cm" svg:x="2.5cm" svg:y="6.851cm">
          <draw:text-box>
            <text:p text:style-name="P10">Address: t</text:p>
          </draw:text-box>
        </draw:frame>
        <draw:frame draw:style-name="gr1" draw:text-style-name="P10" draw:layer="layout" svg:width="3.499cm" svg:height="0.962cm" svg:x="7.601cm" svg:y="6.851cm">
          <draw:text-box>
            <text:p text:style-name="P10">Address: x</text:p>
          </draw:text-box>
        </draw:frame>
        <draw:line draw:style-name="gr21" draw:text-style-name="P3" draw:layer="layout" svg:x1="14cm" svg:y1="6.525cm" svg:x2="14cm" svg:y2="13.825cm">
          <text:p/>
        </draw:line>
        <draw:custom-shape draw:style-name="gr33" draw:text-style-name="P12" draw:layer="Layout" svg:width="4.3cm" svg:height="2.475cm" svg:x="11.4cm" svg:y="9.125cm">
          <text:p text:style-name="P11"><text:span text:style-name="T14">insert_after(t,v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1" draw:text-style-name="P3" draw:layer="layout" svg:x1="27.2cm" svg:y1="13.825cm" svg:x2="1.2cm" svg:y2="13.825cm">
          <text:p/>
        </draw:line>
        <draw:line draw:style-name="gr21" draw:text-style-name="P3" draw:layer="layout" svg:x1="27.2cm" svg:y1="6.525cm" svg:x2="1.2cm" svg:y2="6.525cm">
          <text:p/>
        </draw:line>
        <draw:custom-shape draw:style-name="gr29" draw:text-style-name="P3" draw:layer="Layout" svg:width="1.2cm" svg:height="1.2cm" svg:x="16.1cm" svg:y="7.7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1.2cm" svg:height="1.2cm" svg:x="18.5cm" svg:y="7.72cm">
          <text:p text:style-name="P11">n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2cm" svg:height="1.2cm" svg:x="17.3cm" svg:y="7.7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1.2cm" svg:height="1.2cm" svg:x="21.3cm" svg:y="7.72cm">
          <text:p text:style-name="P11">n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2cm" svg:height="1.2cm" svg:x="23.7cm" svg:y="7.7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2cm" svg:height="1.2cm" svg:x="22.5cm" svg:y="7.72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9.1cm" svg:y1="8.501cm" svg:x2="19.6cm" svg:y2="10.295cm">
          <text:p/>
        </draw:line>
        <draw:line draw:style-name="gr7" draw:text-style-name="P3" draw:layer="layout" svg:x1="21.9cm" svg:y1="8.52cm" svg:x2="21.6cm" svg:y2="10.295cm">
          <text:p/>
        </draw:line>
        <draw:line draw:style-name="gr7" draw:text-style-name="P3" draw:layer="layout" svg:x1="24.3cm" svg:y1="8.12cm" svg:x2="26.5cm" svg:y2="8.12cm">
          <text:p/>
        </draw:line>
        <draw:line draw:style-name="gr7" draw:text-style-name="P3" draw:layer="layout" svg:x1="27.1cm" svg:y1="8.52cm" svg:x2="24.9cm" svg:y2="8.52cm">
          <text:p/>
        </draw:line>
        <draw:line draw:style-name="gr7" draw:text-style-name="P3" draw:layer="layout" svg:x1="15.3cm" svg:y1="8.12cm" svg:x2="16.093cm" svg:y2="8.12cm">
          <text:p/>
        </draw:line>
        <draw:line draw:style-name="gr4" draw:text-style-name="P3" draw:layer="layout" svg:x1="14.9cm" svg:y1="8.52cm" svg:x2="16.7cm" svg:y2="8.52cm">
          <text:p/>
        </draw:line>
        <draw:custom-shape draw:style-name="gr32" draw:text-style-name="P3" draw:layer="Layout" svg:width="1.2cm" svg:height="1.2cm" svg:x="21.3cm" svg:y="7.7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2cm" svg:height="1.2cm" svg:x="18.5cm" svg:y="7.72cm">
          <text:p/>
          <draw:enhanced-geometry svg:viewBox="0 0 21600 21600" draw:type="rectangle" draw:enhanced-path="M 0 0 L 21600 0 21600 21600 0 21600 0 0 Z N"/>
        </draw:custom-shape>
        <draw:frame draw:style-name="gr1" draw:text-style-name="P10" draw:layer="layout" svg:width="3.36cm" svg:height="0.962cm" svg:x="16.1cm" svg:y="6.827cm">
          <draw:text-box>
            <text:p text:style-name="P10">Address: t</text:p>
          </draw:text-box>
        </draw:frame>
        <draw:frame draw:style-name="gr1" draw:text-style-name="P10" draw:layer="layout" svg:width="3.499cm" svg:height="0.962cm" svg:x="21.201cm" svg:y="6.827cm">
          <draw:text-box>
            <text:p text:style-name="P10">Address: x</text:p>
          </draw:text-box>
        </draw:frame>
        <draw:custom-shape draw:style-name="gr30" draw:text-style-name="P11" draw:layer="Layout" svg:width="1.2cm" svg:height="1.2cm" svg:x="18.7cm" svg:y="10.295cm">
          <text:p text:style-name="P11">t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1.2cm" svg:height="1.2cm" svg:x="21.1cm" svg:y="10.295cm">
          <text:p text:style-name="P11">x</text:p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1.2cm" svg:height="1.2cm" svg:x="19.9cm" svg:y="10.295cm">
          <text:p text:style-name="P11">v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2cm" svg:height="1.2cm" svg:x="18.7cm" svg:y="10.29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2cm" svg:height="1.2cm" svg:x="21.1cm" svg:y="10.295cm">
          <text:p/>
          <draw:enhanced-geometry svg:viewBox="0 0 21600 21600" draw:type="rectangle" draw:enhanced-path="M 0 0 L 21600 0 21600 21600 0 21600 0 0 Z N"/>
        </draw:custom-shape>
        <draw:frame draw:style-name="gr1" draw:text-style-name="P10" draw:layer="layout" svg:width="3.533cm" svg:height="0.962cm" svg:x="18.7cm" svg:y="11.402cm">
          <draw:text-box>
            <text:p text:style-name="P10">Address: n</text:p>
          </draw:text-box>
        </draw:frame>
        <draw:line draw:style-name="gr7" draw:text-style-name="P3" draw:layer="layout" svg:x1="19.4cm" svg:y1="10.901cm" svg:x2="18.8cm" svg:y2="8.92cm">
          <text:p/>
        </draw:line>
        <draw:line draw:style-name="gr7" draw:text-style-name="P3" draw:layer="layout" svg:x1="21.8cm" svg:y1="10.901cm" svg:x2="22.2cm" svg:y2="8.9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14" draw:layer="layout" svg:width="9.197cm" svg:height="0.962cm" svg:x="1.6cm" svg:y="0.7cm">
          <draw:text-box>
            <text:p text:style-name="P10"><text:span text:style-name="T2">Insertion Sort with linked list</text:span></text:p>
          </draw:text-box>
        </draw:frame>
        <draw:custom-shape draw:style-name="gr29" draw:text-style-name="P3" draw:layer="Layout" svg:width="1.2cm" svg:height="1.2cm" svg:x="1.8cm" svg:y="5.08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2cm" svg:height="1.2cm" svg:x="4.2cm" svg:y="5.08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2cm" svg:height="1.2cm" svg:x="3cm" svg:y="5.08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2cm" svg:height="1.2cm" svg:x="7cm" svg:y="5.08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2cm" svg:height="1.2cm" svg:x="9.4cm" svg:y="5.08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1.2cm" svg:height="1.2cm" svg:x="8.2cm" svg:y="5.086cm">
          <text:p text:style-name="P11">12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2cm" svg:height="1.2cm" svg:x="12.2cm" svg:y="5.08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2cm" svg:height="1.2cm" svg:x="14.6cm" svg:y="5.08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1.2cm" svg:height="1.2cm" svg:x="13.4cm" svg:y="5.086cm">
          <text:p text:style-name="P11">24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2cm" svg:height="1.2cm" svg:x="17.4cm" svg:y="5.08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2cm" svg:height="1.2cm" svg:x="19.8cm" svg:y="5.08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1.2cm" svg:height="1.2cm" svg:x="18.6cm" svg:y="5.086cm">
          <text:p text:style-name="P11">35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2cm" svg:height="1.2cm" svg:x="22.6cm" svg:y="5.08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2cm" svg:height="1.2cm" svg:x="25cm" svg:y="5.08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1.2cm" svg:height="1.2cm" svg:x="23.8cm" svg:y="5.086cm">
          <text:p text:style-name="P11">76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4.8cm" svg:y1="5.486cm" svg:x2="7cm" svg:y2="5.486cm">
          <text:p/>
        </draw:line>
        <draw:line draw:style-name="gr7" draw:text-style-name="P3" draw:layer="layout" svg:x1="7.6cm" svg:y1="5.886cm" svg:x2="5.4cm" svg:y2="5.886cm">
          <text:p/>
        </draw:line>
        <draw:line draw:style-name="gr7" draw:text-style-name="P3" draw:layer="layout" svg:x1="10cm" svg:y1="5.486cm" svg:x2="12.2cm" svg:y2="5.486cm">
          <text:p/>
        </draw:line>
        <draw:line draw:style-name="gr7" draw:text-style-name="P3" draw:layer="layout" svg:x1="12.8cm" svg:y1="5.886cm" svg:x2="10.6cm" svg:y2="5.886cm">
          <text:p/>
        </draw:line>
        <draw:line draw:style-name="gr7" draw:text-style-name="P3" draw:layer="layout" svg:x1="15.2cm" svg:y1="5.486cm" svg:x2="17.4cm" svg:y2="5.486cm">
          <text:p/>
        </draw:line>
        <draw:line draw:style-name="gr7" draw:text-style-name="P3" draw:layer="layout" svg:x1="18cm" svg:y1="5.886cm" svg:x2="15.8cm" svg:y2="5.886cm">
          <text:p/>
        </draw:line>
        <draw:line draw:style-name="gr7" draw:text-style-name="P3" draw:layer="layout" svg:x1="20.4cm" svg:y1="5.486cm" svg:x2="22.6cm" svg:y2="5.486cm">
          <text:p/>
        </draw:line>
        <draw:line draw:style-name="gr7" draw:text-style-name="P3" draw:layer="layout" svg:x1="23.2cm" svg:y1="5.886cm" svg:x2="21cm" svg:y2="5.886cm">
          <text:p/>
        </draw:line>
        <draw:line draw:style-name="gr7" draw:text-style-name="P3" xml:id="id34" draw:id="id34" draw:layer="layout" svg:x1="27.5cm" svg:y1="5.886cm" svg:x2="26.208cm" svg:y2="5.886cm">
          <text:p/>
        </draw:line>
        <draw:line draw:style-name="gr7" draw:text-style-name="P3" xml:id="id35" draw:id="id35" draw:layer="layout" svg:x1="1cm" svg:y1="5.486cm" svg:x2="1.793cm" svg:y2="5.486cm">
          <text:p/>
        </draw:line>
        <draw:line draw:style-name="gr4" draw:text-style-name="P3" xml:id="id36" draw:id="id36" draw:layer="layout" svg:x1="25.6cm" svg:y1="5.486cm" svg:x2="27cm" svg:y2="5.486cm">
          <text:p/>
        </draw:line>
        <draw:line draw:style-name="gr4" draw:text-style-name="P3" xml:id="id33" draw:id="id33" draw:layer="layout" svg:x1="0.6cm" svg:y1="5.886cm" svg:x2="2.4cm" svg:y2="5.886cm">
          <text:p/>
        </draw:line>
        <draw:connector draw:style-name="gr18" draw:text-style-name="P3" draw:layer="layout" draw:line-skew="-1.227cm" svg:x1="0.6cm" svg:y1="5.886cm" svg:x2="27.5cm" svg:y2="5.886cm" draw:start-shape="id33" draw:start-glue-point="3" draw:end-shape="id34" draw:end-glue-point="1" svg:d="M600 5886v-1900h26900v1900" svg:viewBox="0 0 26901 1901">
          <text:p/>
        </draw:connector>
        <draw:connector draw:style-name="gr18" draw:text-style-name="P3" draw:layer="layout" draw:line-skew="-0.327cm" svg:x1="1cm" svg:y1="5.486cm" svg:x2="27cm" svg:y2="5.486cm" draw:start-shape="id35" draw:start-glue-point="3" draw:end-shape="id36" draw:end-glue-point="1" svg:d="M1000 5486v-1000h26000v1000" svg:viewBox="0 0 26001 1001">
          <text:p/>
        </draw:connector>
        <draw:frame draw:style-name="gr1" draw:text-style-name="P10" draw:layer="layout" svg:width="2.682cm" svg:height="0.962cm" svg:x="2.3cm" svg:y="6.167cm">
          <draw:text-box>
            <text:p text:style-name="P10">sentinel</text:p>
          </draw:text-box>
        </draw:frame>
        <draw:frame draw:style-name="gr1" draw:text-style-name="P10" draw:layer="layout" svg:width="19.62cm" svg:height="0.962cm" svg:x="1.4cm" svg:y="2.3cm">
          <draw:text-box>
            <text:p text:style-name="P10">Suppose the data are already are already sorted in ascending order.</text:p>
          </draw:text-box>
        </draw:frame>
        <draw:frame draw:style-name="gr1" draw:text-style-name="P10" draw:layer="layout" svg:width="24.492cm" svg:height="1.673cm" svg:x="1.8cm" svg:y="7.7cm">
          <draw:text-box>
            <text:p text:style-name="P10">If we want to insert another integer 'k' (for example say k=30) then we traverse the list</text:p>
            <text:p text:style-name="P10">to <text:span text:style-name="T2">find the pointer 't'</text:span> to the last node such that <text:span text:style-name="T2">t-&gt;next-&gt;data <text:s/>&gt;= <text:s/>k</text:span></text:p>
          </draw:text-box>
        </draw:frame>
        <draw:custom-shape draw:style-name="gr29" draw:text-style-name="P3" draw:layer="Layout" svg:width="1.2cm" svg:height="1.2cm" svg:x="8.6cm" svg:y="10.78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2cm" svg:height="1.2cm" svg:x="11cm" svg:y="10.78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1.2cm" svg:height="1.2cm" svg:x="9.8cm" svg:y="10.786cm">
          <text:p text:style-name="P11">24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2cm" svg:height="1.2cm" svg:x="13.8cm" svg:y="10.78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2cm" svg:height="1.2cm" svg:x="16.2cm" svg:y="10.78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1.2cm" svg:height="1.2cm" svg:x="15cm" svg:y="10.786cm">
          <text:p text:style-name="P11">35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6.4cm" svg:y1="11.186cm" svg:x2="8.6cm" svg:y2="11.186cm">
          <text:p/>
        </draw:line>
        <draw:line draw:style-name="gr7" draw:text-style-name="P3" draw:layer="layout" svg:x1="9.2cm" svg:y1="11.586cm" svg:x2="7cm" svg:y2="11.586cm">
          <text:p/>
        </draw:line>
        <draw:line draw:style-name="gr7" draw:text-style-name="P3" draw:layer="layout" svg:x1="11.6cm" svg:y1="11.186cm" svg:x2="13.8cm" svg:y2="11.186cm">
          <text:p/>
        </draw:line>
        <draw:line draw:style-name="gr7" draw:text-style-name="P3" draw:layer="layout" svg:x1="14.4cm" svg:y1="11.586cm" svg:x2="12.2cm" svg:y2="11.586cm">
          <text:p/>
        </draw:line>
        <draw:line draw:style-name="gr7" draw:text-style-name="P3" draw:layer="layout" svg:x1="16.8cm" svg:y1="11.186cm" svg:x2="19cm" svg:y2="11.186cm">
          <text:p/>
        </draw:line>
        <draw:line draw:style-name="gr7" draw:text-style-name="P3" draw:layer="layout" svg:x1="19.6cm" svg:y1="11.586cm" svg:x2="17.4cm" svg:y2="11.586cm">
          <text:p/>
        </draw:line>
        <draw:frame draw:style-name="gr1" draw:text-style-name="P10" draw:layer="layout" svg:width="2.458cm" svg:height="0.962cm" svg:x="3.9cm" svg:y="10.8cm">
          <draw:text-box>
            <text:p text:style-name="P10">...........</text:p>
          </draw:text-box>
        </draw:frame>
        <draw:frame draw:style-name="gr1" draw:text-style-name="P10" draw:layer="layout" svg:width="2.458cm" svg:height="0.962cm" svg:x="19.5cm" svg:y="10.7cm">
          <draw:text-box>
            <text:p text:style-name="P10">...........</text:p>
          </draw:text-box>
        </draw:frame>
        <draw:custom-shape draw:style-name="gr35" draw:text-style-name="P3" draw:layer="Layout" svg:width="0.8cm" svg:height="10.303cm" draw:transform="rotate (1.56049888420813) translate (2.096cm 13.08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5" draw:text-style-name="P3" draw:layer="Layout" svg:width="0.8cm" svg:height="10.303cm" draw:transform="rotate (1.56049888420813) translate (13.696cm 13.0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10" draw:layer="layout" svg:width="4.752cm" svg:height="0.962cm" svg:x="5cm" svg:y="13.491cm">
          <draw:text-box>
            <text:p text:style-name="P10">All data are &lt; k</text:p>
          </draw:text-box>
        </draw:frame>
        <draw:frame draw:style-name="gr1" draw:text-style-name="P10" draw:layer="layout" svg:width="5.125cm" svg:height="0.962cm" svg:x="16.5cm" svg:y="13.491cm">
          <draw:text-box>
            <text:p text:style-name="P10">All data are &gt;= k</text:p>
          </draw:text-box>
        </draw:frame>
        <draw:line draw:style-name="gr7" draw:text-style-name="P3" draw:layer="layout" svg:x1="11.4cm" svg:y1="14.4cm" svg:x2="10.8cm" svg:y2="12.1cm">
          <text:p/>
        </draw:line>
        <draw:frame draw:style-name="gr2" draw:text-style-name="P10" draw:layer="layout" svg:width="4.447cm" svg:height="1.673cm" svg:x="10.584cm" svg:y="14.4cm">
          <draw:text-box>
            <text:p text:style-name="P10">Find pointer 't'</text:p>
            <text:p text:style-name="P10">to this node</text:p>
          </draw:text-box>
        </draw:frame>
        <draw:frame draw:style-name="gr1" draw:text-style-name="P10" draw:layer="layout" svg:width="8.321cm" svg:height="0.962cm" svg:x="1.9cm" svg:y="17.2cm">
          <draw:text-box>
            <text:p text:style-name="P10">Now do an <text:span text:style-name="T2">insert_after(t,k)</text:span></text:p>
          </draw:text-box>
        </draw:frame>
        <draw:custom-shape draw:style-name="gr29" draw:text-style-name="P3" draw:layer="Layout" svg:width="1.2cm" svg:height="1.2cm" svg:x="6.8cm" svg:y="18.49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2cm" svg:height="1.2cm" svg:x="9.2cm" svg:y="18.49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1.2cm" svg:height="1.2cm" svg:x="8cm" svg:y="18.494cm">
          <text:p text:style-name="P11">24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2cm" svg:height="1.2cm" svg:x="12cm" svg:y="18.49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2cm" svg:height="1.2cm" svg:x="14.4cm" svg:y="18.49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1.2cm" svg:height="1.2cm" svg:x="13.2cm" svg:y="18.494cm">
          <text:p text:style-name="P11">30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4.6cm" svg:y1="18.894cm" svg:x2="6.8cm" svg:y2="18.894cm">
          <text:p/>
        </draw:line>
        <draw:line draw:style-name="gr7" draw:text-style-name="P3" draw:layer="layout" svg:x1="7.4cm" svg:y1="19.294cm" svg:x2="5.2cm" svg:y2="19.294cm">
          <text:p/>
        </draw:line>
        <draw:line draw:style-name="gr7" draw:text-style-name="P3" draw:layer="layout" svg:x1="9.8cm" svg:y1="18.894cm" svg:x2="12cm" svg:y2="18.894cm">
          <text:p/>
        </draw:line>
        <draw:line draw:style-name="gr7" draw:text-style-name="P3" draw:layer="layout" svg:x1="12.6cm" svg:y1="19.294cm" svg:x2="10.4cm" svg:y2="19.294cm">
          <text:p/>
        </draw:line>
        <draw:line draw:style-name="gr7" draw:text-style-name="P3" draw:layer="layout" svg:x1="15cm" svg:y1="18.894cm" svg:x2="17.2cm" svg:y2="18.894cm">
          <text:p/>
        </draw:line>
        <draw:frame draw:style-name="gr1" draw:text-style-name="P10" draw:layer="layout" svg:width="2.458cm" svg:height="0.962cm" svg:x="2.1cm" svg:y="18.508cm">
          <draw:text-box>
            <text:p text:style-name="P10">...........</text:p>
          </draw:text-box>
        </draw:frame>
        <draw:custom-shape draw:style-name="gr29" draw:text-style-name="P3" draw:layer="Layout" svg:width="1.2cm" svg:height="1.2cm" svg:x="17.193cm" svg:y="18.49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2cm" svg:height="1.2cm" svg:x="19.593cm" svg:y="18.49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1.2cm" svg:height="1.2cm" svg:x="18.393cm" svg:y="18.494cm">
          <text:p text:style-name="P11">35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0.193cm" svg:y1="18.894cm" svg:x2="22.393cm" svg:y2="18.894cm">
          <text:p/>
        </draw:line>
        <draw:line draw:style-name="gr7" draw:text-style-name="P3" draw:layer="layout" svg:x1="22.993cm" svg:y1="19.294cm" svg:x2="20.793cm" svg:y2="19.294cm">
          <text:p/>
        </draw:line>
        <draw:frame draw:style-name="gr1" draw:text-style-name="P10" draw:layer="layout" svg:width="2.458cm" svg:height="0.962cm" svg:x="22.893cm" svg:y="18.408cm">
          <draw:text-box>
            <text:p text:style-name="P10">...........</text:p>
          </draw:text-box>
        </draw:frame>
        <draw:line draw:style-name="gr7" draw:text-style-name="P3" draw:layer="layout" svg:x1="17.808cm" svg:y1="19.294cm" svg:x2="15.608cm" svg:y2="19.294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3" svg:font-family="'Liberation San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4T19:05:55.892509332</meta:creation-date>
    <dc:date>2016-02-02T12:30:11.776651359</dc:date>
    <meta:editing-duration>PT5H35M26S</meta:editing-duration>
    <meta:editing-cycles>22</meta:editing-cycles>
    <meta:generator>LibreOffice/4.2.8.2$Linux_X86_64 LibreOffice_project/420m0$Build-2</meta:generator>
    <meta:document-statistic meta:object-count="673"/>
  </office:meta>
</office:document-meta>
</file>